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4854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622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0.7535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1.5618in"/>
    </style:style>
    <style:style style:name="co24" style:family="table-column">
      <style:table-column-properties fo:break-before="auto" style:column-width="1.9047in"/>
    </style:style>
    <style:style style:name="co25" style:family="table-column">
      <style:table-column-properties fo:break-before="auto" style:column-width="2.0756in"/>
    </style:style>
    <style:style style:name="co26" style:family="table-column">
      <style:table-column-properties fo:break-before="auto" style:column-width="2.5492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939in"/>
    </style:style>
    <style:style style:name="co29" style:family="table-column">
      <style:table-column-properties fo:break-before="auto" style:column-width="0.8736in"/>
    </style:style>
    <style:style style:name="co30" style:family="table-column">
      <style:table-column-properties fo:break-before="auto" style:column-width="1.0811in"/>
    </style:style>
    <style:style style:name="co31" style:family="table-column">
      <style:table-column-properties fo:break-before="auto" style:column-width="0.7646in"/>
    </style:style>
    <style:style style:name="co32" style:family="table-column">
      <style:table-column-properties fo:break-before="auto" style:column-width="1.4047in"/>
    </style:style>
    <style:style style:name="co33" style:family="table-column">
      <style:table-column-properties fo:break-before="auto" style:column-width="1.6661in"/>
    </style:style>
    <style:style style:name="co34" style:family="table-column">
      <style:table-column-properties fo:break-before="auto" style:column-width="1.1465in"/>
    </style:style>
    <style:style style:name="co35" style:family="table-column">
      <style:table-column-properties fo:break-before="auto" style:column-width="0.7862in"/>
    </style:style>
    <style:style style:name="co36" style:family="table-column">
      <style:table-column-properties fo:break-before="auto" style:column-width="1.3346in"/>
    </style:style>
    <style:style style:name="co37" style:family="table-column">
      <style:table-column-properties fo:break-before="auto" style:column-width="1.4984in"/>
    </style:style>
    <style:style style:name="co38" style:family="table-column">
      <style:table-column-properties fo:break-before="auto" style:column-width="2.1409in"/>
    </style:style>
    <style:style style:name="co39" style:family="table-column">
      <style:table-column-properties fo:break-before="auto" style:column-width="2.2835in"/>
    </style:style>
    <style:style style:name="co40" style:family="table-column">
      <style:table-column-properties fo:break-before="auto" style:column-width="2.0098in"/>
    </style:style>
    <style:style style:name="co41" style:family="table-column">
      <style:table-column-properties fo:break-before="auto" style:column-width="1.0701in"/>
    </style:style>
    <style:style style:name="co42" style:family="table-column">
      <style:table-column-properties fo:break-before="auto" style:column-width="1.5839in"/>
    </style:style>
    <style:style style:name="co43" style:family="table-column">
      <style:table-column-properties fo:break-before="auto" style:column-width="1.0047in"/>
    </style:style>
    <style:style style:name="co44" style:family="table-column">
      <style:table-column-properties fo:break-before="auto" style:column-width="1.0264in"/>
    </style:style>
    <style:style style:name="co45" style:family="table-column">
      <style:table-column-properties fo:break-before="auto" style:column-width="1.1902in"/>
    </style:style>
    <style:style style:name="co46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2382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52in" fo:break-before="auto" style:use-optimal-row-height="false"/>
    </style:style>
    <style:style style:name="ro17" style:family="table-row">
      <style:table-row-properties style:row-height="0.1783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937in" fo:break-before="auto" style:use-optimal-row-height="false"/>
    </style:style>
    <style:style style:name="ro20" style:family="table-row">
      <style:table-row-properties style:row-height="0.1957in" fo:break-before="auto" style:use-optimal-row-height="false"/>
    </style:style>
    <style:style style:name="ro21" style:family="table-row">
      <style:table-row-properties style:row-height="0.2083in" fo:break-before="auto" style:use-optimal-row-height="false"/>
    </style:style>
    <style:style style:name="ro22" style:family="table-row">
      <style:table-row-properties style:row-height="0.6839in" fo:break-before="auto" style:use-optimal-row-height="tru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1.0154in" fo:break-before="auto" style:use-optimal-row-height="true"/>
    </style:style>
    <style:style style:name="ro25" style:family="table-row">
      <style:table-row-properties style:row-height="1.3472in" fo:break-before="auto" style:use-optimal-row-height="true"/>
    </style:style>
    <style:style style:name="ro26" style:family="table-row">
      <style:table-row-properties style:row-height="0.9118in" fo:break-before="auto" style:use-optimal-row-height="false"/>
    </style:style>
    <style:style style:name="ro27" style:family="table-row">
      <style:table-row-properties style:row-height="1.1811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1.5134in" fo:break-before="auto" style:use-optimal-row-height="true"/>
    </style:style>
    <style:style style:name="ro30" style:family="table-row">
      <style:table-row-properties style:row-height="0.3937in" fo:break-before="auto" style:use-optimal-row-height="false"/>
    </style:style>
    <style:style style:name="ro31" style:family="table-row">
      <style:table-row-properties style:row-height="2.5075in" fo:break-before="auto" style:use-optimal-row-height="true"/>
    </style:style>
    <style:style style:name="ro32" style:family="table-row">
      <style:table-row-properties style:row-height="1.0154in" fo:break-before="auto" style:use-optimal-row-height="false"/>
    </style:style>
    <style:style style:name="ro33" style:family="table-row">
      <style:table-row-properties style:row-height="1.1189in" fo:break-before="auto" style:use-optimal-row-height="false"/>
    </style:style>
    <style:style style:name="ro34" style:family="table-row">
      <style:table-row-properties style:row-height="0.611in" fo:break-before="auto" style:use-optimal-row-height="false"/>
    </style:style>
    <style:style style:name="ro35" style:family="table-row">
      <style:table-row-properties style:row-height="1.2437in" fo:break-before="auto" style:use-optimal-row-height="true"/>
    </style:style>
    <style:style style:name="ro36" style:family="table-row">
      <style:table-row-properties style:row-height="1.078in" fo:break-before="auto" style:use-optimal-row-height="true"/>
    </style:style>
    <style:style style:name="ro37" style:family="table-row">
      <style:table-row-properties style:row-height="1.2638in" fo:break-before="auto" style:use-optimal-row-height="false"/>
    </style:style>
    <style:style style:name="ro38" style:family="table-row">
      <style:table-row-properties style:row-height="1.3681in" fo:break-before="auto" style:use-optimal-row-height="true"/>
    </style:style>
    <style:style style:name="ro39" style:family="table-row">
      <style:table-row-properties style:row-height="2.6736in" fo:break-before="auto" style:use-optimal-row-height="true"/>
    </style:style>
    <style:style style:name="ro40" style:family="table-row">
      <style:table-row-properties style:row-height="0.1862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ext-properties style:font-name="Arial" fo:font-size="10pt" fo:font-weight="normal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="0.0008in solid #000000"/>
      <style:text-properties style:use-window-font-color="true" fo:font-weight="bold"/>
    </style:style>
    <style:style style:name="ce89" style:family="table-cell" style:parent-style-name="Default">
      <style:table-cell-properties fo:border="0.0008in solid #000000"/>
      <style:text-properties style:use-window-font-color="true" style:font-name="Arial"/>
    </style:style>
    <style:style style:name="ce90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/>
    </style:style>
    <style:style style:name="ce97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border="0.0008in solid #000000"/>
    </style:style>
    <style:style style:name="ce100" style:family="table-cell" style:parent-style-name="Default">
      <style:table-cell-properties fo:wrap-option="wrap" fo:border="0.0008in solid #000000"/>
      <style:text-properties style:font-name="Arial"/>
    </style:style>
    <style:style style:name="ce101" style:family="table-cell" style:parent-style-name="Default">
      <style:table-cell-properties fo:wrap-option="no-wrap" style:vertical-align="top"/>
    </style:style>
    <style:style style:name="ce1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3" style:family="table-cell" style:parent-style-name="Default">
      <style:table-cell-properties fo:background-color="#ff0000" fo:border="0.0008in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6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9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4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2" style:family="table-cell" style:parent-style-name="Default">
      <style:text-properties fo:color="#ff0000" style:font-name="Arial" fo:font-size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4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5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4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5" style:family="table-cell" style:parent-style-name="Default">
      <style:table-cell-properties fo:border="0.0008in solid #000000"/>
      <style:text-properties style:font-name="Arial" fo:font-size="10pt"/>
    </style:style>
    <style:style style:name="ce226" style:family="table-cell" style:parent-style-name="Default">
      <style:table-cell-properties fo:background-color="transparent"/>
      <style:text-properties style:font-name="Arial" fo:font-size="10pt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7" style:family="table-cell" style:parent-style-name="Default">
      <style:table-cell-properties style:vertical-align="top"/>
      <style:text-properties style:font-name="Arial" fo:font-size="10pt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fo:border="0.0008in solid #000000"/>
      <style:text-properties fo:font-size="14pt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2.6">
            <text:p>2.6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string">
            <text:p>24/12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8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9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Account.C4:Dashboard.C4])" office:value-type="float" office:value="260">
            <text:p>260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1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1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3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3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3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3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</text:span><text:span text:style-name="T2">PLT_04_02.002, </text:span><text:span text:style-name="T2">PLT_05_01.004, </text:span><text:span text:style-name="T2">PLT_09.003, PLT_09.005, </text:span><text:span text:style-name="T2">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</text:span><text:span text:style-name="T4">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3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3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3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4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4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5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</text:span><text:span text:style-name="T6">.006,PLT_07_02.007, </text:span><text:span text:style-name="T6">PLT_07_04.004, </text:span><text:span text:style-name="T6">PLT_07_04.005, </text:span><text:span text:style-name="T6">PLT_16.001, </text:span><text:span text:style-name="T6">PLT_17.001,PLT_18.001,PL</text:span><text:span text:style-name="T6">T_19.001,PLT_20.001,PLT_</text:span><text:span text:style-name="T6">21.001,PLT_22.001,PLT_09</text:span><text:span text:style-name="T6">.004,PLT_09.005,PLT_13.0</text:span><text:span text:style-name="T6">01, PLT_01.026, </text:span><text:span text:style-name="T6">PLT_24.001,PLT_24.002,PL</text:span><text:span text:style-name="T6">T_24.003,PLT_24.004,PLT_</text:span><text:span text:style-name="T6">24.005,PLT_24.006,PLT_24</text:span><text:span text:style-name="T6">.007,PLT_24.008,PLT_24.0</text:span><text:span text:style-name="T6">09,PLT_24.010,PLT_24.011</text:span><text:span text:style-name="T6">,PLT_24.012,PLT_24.013,P</text:span><text:span text:style-name="T6">LT_24.014,PLT_24.015,PLT</text:span><text:span text:style-name="T6">_24.016,PLT_24.017,PLT_2</text:span><text:span text:style-name="T6">4.018,PLT_24.019,PLT_24.</text:span><text:span text:style-name="T6">020,LT_24.021,LT_24.022,L</text:span><text:span text:style-name="T6">T_24.023,LT_24.024,LT_24.</text:span><text:span text:style-name="T6">025,PLT_16.001,PLT_16.00</text:span><text:span text:style-name="T6">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6" office:value-type="float" office:value="2">
            <text:p>2.0</text:p>
          </table:table-cell>
          <table:table-cell table:style-name="ce23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5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5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</text:span><text:span text:style-name="T7">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5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5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15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15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>
          <table:table-cell/>
          <table:table-cell table:style-name="ce15" office:value-type="string">
            <text:p>24 – Dec 2010</text:p>
          </table:table-cell>
          <table:table-cell table:style-name="ce15" office:value-type="float" office:value="2.6">
            <text:p>2.6</text:p>
          </table:table-cell>
          <table:table-cell table:style-name="ce15" office:value-type="string">
            <text:p>Update with new format</text:p>
          </table:table-cell>
          <table:table-cell table:style-name="ce15" office:value-type="string">
            <text:p>hang.nguyen</text:p>
          </table:table-cell>
          <table:table-cell table:style-name="ce15" table:number-columns-repeated="2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</text:span><text:span text:style-name="T8">version:</text:span></text:p>
          </table:table-cell>
          <table:covered-table-cell table:style-name="ce57"/>
          <table:table-cell table:style-name="ce86"/>
          <table:table-cell table:style-name="ce86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7" office:value-type="string">
            <text:p>Priority</text:p>
          </table:table-cell>
          <table:table-cell table:style-name="ce87" office:value-type="string">
            <text:p>Affect</text:p>
          </table:table-cell>
          <table:table-cell table:style-name="ce87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9"/>
          <table:table-cell table:number-columns-repeated="252"/>
        </table:table-row>
        <table:table-row table:style-name="ro8">
          <table:table-cell table:style-name="ce47" office:value-type="string">
            <text:p>FNC_GTN_PLT_ACC_01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ACC_01.027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ACR_25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FNC_GTN_PLT_ACR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8">
          <table:table-cell table:style-name="ce50" office:value-type="string">
            <text:p>FNC_GTN_PLT_ACR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4">
          <table:table-cell table:style-name="ce50" office:value-type="string">
            <text:p>FNC_GTN_PLT_ACR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OK</text:p>
          </table:table-cell>
          <table:table-cell table:style-name="ce104" table:number-columns-repeated="251"/>
        </table:table-row>
        <table:table-row table:style-name="ro15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49" office:value-type="string">
            <text:p>FNC_GTN_PLT_ORG_02_01.001</text:p>
          </table:table-cell>
          <table:table-cell table:style-name="ce50" office:value-type="string">
            <text:p>Check showing existing users list</text:p>
          </table:table-cell>
          <table:table-cell table:style-name="ce89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ORG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2_02.001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2_03.001</text:p>
          </table:table-cell>
          <table:table-cell table:style-name="ce50" office:value-type="string">
            <text:p>Check Edit use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FNC_GTN_PLT_ORG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2_03.006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FNC_GTN_PLT_ORG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2_03.008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FNC_GTN_PLT_ORG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7" office:value-type="string">
            <text:p>FNC_GTN_PLT_ORG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FNC_GTN_PLT_ORG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3_01.001</text:p>
          </table:table-cell>
          <table:table-cell table:style-name="ce50" office:value-type="string">
            <text:p>Check showing Group Management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3_02.001</text:p>
          </table:table-cell>
          <table:table-cell table:style-name="ce50" office:value-type="string">
            <text:p>Add new Group in Group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2.002</text:p>
          </table:table-cell>
          <table:table-cell table:style-name="ce50" office:value-type="string">
            <text:p>Add new group with blank required field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2.004</text:p>
          </table:table-cell>
          <table:table-cell table:style-name="ce58" office:value-type="string">
            <text:p><text:span text:style-name="T7">Add new group when </text:span><text:span text:style-name="T7">Group Name starts with </text:span><text:span text:style-name="T10">dash</text:span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2.005</text:p>
          </table:table-cell>
          <table:table-cell table:style-name="ce50" office:value-type="string">
            <text:p>Add new group when group name is the same with existing but different with lower/upper case</text:p>
            <draw:frame table:end-cell-address="Check_List.B90" table:end-x="0.6236in" table:end-y="0.0283in" draw:z-index="0" draw:name="http://jira.exoplatform.org/images/icons/link_out_bot.gif" draw:style-name="gr1" draw:text-style-name="P1" svg:width="0.622in" svg:height="0.0524in" svg:x="0.0016in" svg:y="0.326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3in" table:end-y="0.0268in" draw:z-index="1" draw:name="http://jira.exoplatform.org/images/icons/link_out_bot.gif" draw:style-name="gr1" draw:text-style-name="P1" svg:width="0.5165in" svg:height="0.0508in" svg:x="5.2748in" svg:y="0.326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2.006</text:p>
          </table:table-cell>
          <table:table-cell table:style-name="ce50" office:value-type="string">
            <text:p>Add new group with Name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2.007</text:p>
          </table:table-cell>
          <table:table-cell table:style-name="ce50" office:value-type="string">
            <text:p>Add new group when Name contains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2.009</text:p>
          </table:table-cell>
          <table:table-cell table:style-name="ce50" office:value-type="string">
            <text:p>Add new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2.010</text:p>
          </table:table-cell>
          <table:table-cell table:style-name="ce50" office:value-type="string">
            <text:p>Add new group with label less than 3 or over 30 characters</text:p>
            <draw:frame table:end-cell-address="Check_List.B94" table:end-x="0.6236in" table:end-y="0.1075in" draw:z-index="2" draw:name="http://jira.exoplatform.org/images/icons/link_out_bot.gif" draw:style-name="gr1" draw:text-style-name="P1" svg:width="0.622in" svg:height="0.035in" svg:x="0.0016in" svg:y="0.0724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4" table:end-x="5.7913in" table:end-y="0.1232in" draw:z-index="3" draw:name="http://jira.exoplatform.org/images/icons/link_out_bot.gif" draw:style-name="gr1" draw:text-style-name="P1" svg:width="0.5165in" svg:height="0.0508in" svg:x="5.2748in" svg:y="0.072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2.012</text:p>
          </table:table-cell>
          <table:table-cell table:style-name="ce63" office:value-type="string">
            <text:p>Add new group same n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3_03.001</text:p>
          </table:table-cell>
          <table:table-cell table:style-name="ce63" office:value-type="string">
            <text:p>Edit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3.002</text:p>
          </table:table-cell>
          <table:table-cell table:style-name="ce63" office:value-type="string">
            <text:p>Check Edit group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3.003</text:p>
          </table:table-cell>
          <table:table-cell table:style-name="ce63" office:value-type="string">
            <text:p>Edit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3.004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3.005</text:p>
          </table:table-cell>
          <table:table-cell table:style-name="ce63" office:value-type="string">
            <text:p>Edit group with Label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3.006</text:p>
          </table:table-cell>
          <table:table-cell table:style-name="ce63" office:value-type="string">
            <text:p>Edit Description of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3.007</text:p>
          </table:table-cell>
          <table:table-cell table:style-name="ce63" office:value-type="string">
            <text:p>Edit Description of group with over max length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3_04.001</text:p>
          </table:table-cell>
          <table:table-cell table:style-name="ce63" office:value-type="string">
            <text:p>Delete group with deleting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4.002</text:p>
          </table:table-cell>
          <table:table-cell table:style-name="ce50" office:value-type="string">
            <text:p>Delete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4.003</text:p>
          </table:table-cell>
          <table:table-cell table:style-name="ce50" office:value-type="string">
            <text:p>Delete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4.004</text:p>
          </table:table-cell>
          <table:table-cell table:style-name="ce63" office:value-type="string">
            <text:p>Check existing of user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4.005</text:p>
          </table:table-cell>
          <table:table-cell table:style-name="ce63" office:value-type="string">
            <text:p>Check existing of pages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4.006</text:p>
          </table:table-cell>
          <table:table-cell table:style-name="ce63" office:value-type="string">
            <text:p>Check creating page for deleted group</text:p>
          </table:table-cell>
          <table:table-cell table:style-name="ce95" office:value-type="string">
            <text:p>High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4.007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4.008</text:p>
          </table:table-cell>
          <table:table-cell table:style-name="ce63" office:value-type="string">
            <text:p>Delete group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4.009</text:p>
          </table:table-cell>
          <table:table-cell table:style-name="ce63" office:value-type="string">
            <text:p>Delete group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4.010</text:p>
          </table:table-cell>
          <table:table-cell table:style-name="ce64" office:value-type="string">
            <text:p>Delete grou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3_05.001</text:p>
          </table:table-cell>
          <table:table-cell table:style-name="ce63" office:value-type="string">
            <text:p>Add user into group without specify anyon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5.002</text:p>
          </table:table-cell>
          <table:table-cell table:style-name="ce63" office:value-type="string">
            <text:p>Add un-available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5.003</text:p>
          </table:table-cell>
          <table:table-cell table:style-name="ce63" office:value-type="string">
            <text:p>Check search user function when add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5.004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5.005</text:p>
          </table:table-cell>
          <table:table-cell table:style-name="ce63" office:value-type="string">
            <text:p>Add an user into a group with different rol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5.006</text:p>
          </table:table-cell>
          <table:table-cell table:style-name="ce63" office:value-type="string">
            <text:p>Add an user into a group with the same exiting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5.009</text:p>
          </table:table-cell>
          <table:table-cell table:style-name="ce63" office:value-type="string">
            <text:p>Add user into group without specify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5.010</text:p>
          </table:table-cell>
          <table:table-cell table:style-name="ce64" office:value-type="string">
            <text:p>Add user into group without don't select check box user in Select User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5.011</text:p>
          </table:table-cell>
          <table:table-cell table:style-name="ce64" office:value-type="string">
            <text:p>Add multi users into group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6.002</text:p>
          </table:table-cell>
          <table:table-cell table:style-name="ce50" office:value-type="string">
            <text:p>Edit membership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6.004</text:p>
          </table:table-cell>
          <table:table-cell table:style-name="ce50" office:value-type="string">
            <text:p>Edit membership which was remov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PLFNC_GTN_PLT_ORG_03_07.001</text:p>
          </table:table-cell>
          <table:table-cell table:style-name="ce63" office:value-type="string">
            <text:p>Remove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7.002</text:p>
          </table:table-cell>
          <table:table-cell table:style-name="ce63" office:value-type="string">
            <text:p>Remove user from existing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3_07.005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4_01.001</text:p>
          </table:table-cell>
          <table:table-cell table:style-name="ce50" office:value-type="string">
            <text:p>Check showing existing membership typ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3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4_04.001</text:p>
          </table:table-cell>
          <table:table-cell table:style-name="ce50" office:value-type="string">
            <text:p>Delete membership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4_04.002</text:p>
          </table:table-cell>
          <table:table-cell table:style-name="ce50" office:value-type="string">
            <text:p>Delete membershi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FNC_GTN_PLT_ORG_04_04.007</text:p>
          </table:table-cell>
          <table:table-cell table:style-name="ce50" office:value-type="string">
            <text:p>Delete membershi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5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49" office:value-type="string">
            <text:p>FNC_GTN_PLT_APPR_05_01.001</text:p>
          </table:table-cell>
          <table:table-cell table:style-name="ce51" office:value-type="string">
            <text:p>Add new category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02</text:p>
          </table:table-cell>
          <table:table-cell table:style-name="ce51" office:value-type="string">
            <text:p>Add new blank nam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07</text:p>
          </table:table-cell>
          <table:table-cell table:style-name="ce51" office:value-type="string">
            <text:p>Add same name categories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10</text:p>
          </table:table-cell>
          <table:table-cell table:style-name="ce51" office:value-type="string">
            <text:p>Add category with blank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12</text:p>
          </table:table-cell>
          <table:table-cell table:style-name="ce51" office:value-type="string">
            <text:p>Add new category with blank Descrip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18</text:p>
          </table:table-cell>
          <table:table-cell table:style-name="ce51" office:value-type="string">
            <text:p>Add new category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APPR_05_02.001</text:p>
          </table:table-cell>
          <table:table-cell table:style-name="ce51" office:value-type="string">
            <text:p>Edit Display name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PPR_05_02.002</text:p>
          </table:table-cell>
          <table:table-cell table:style-name="ce65" office:value-type="string">
            <text:p>Edit Description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PPR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PPR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PPR_05_02.005</text:p>
          </table:table-cell>
          <table:table-cell table:style-name="ce51" office:value-type="string">
            <text:p>Edit Category which was deleted</text:p>
          </table:table-cell>
          <table:table-cell table:style-name="ce94" office:value-type="string">
            <text:p>High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APPR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5_03.005</text:p>
          </table:table-cell>
          <table:table-cell table:style-name="ce51" office:value-type="string">
            <text:p>Delete all category in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FNC_GTN_PLT_APPR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FNC_GTN_PLT_APPR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FNC_GTN_PLT_APPR_05_06.002</text:p>
          </table:table-cell>
          <table:table-cell table:style-name="ce50" office:value-type="string">
            <text:p>Public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FNC_GTN_PLT_APPR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APPR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FNC_GTN_PLT_APPR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PFNC_GTN_PLT_APPR_06.001</text:p>
          </table:table-cell>
          <table:table-cell table:style-name="ce66" office:value-type="string">
            <text:p>Show portlets lis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6.002</text:p>
          </table:table-cell>
          <table:table-cell table:style-name="ce66" office:value-type="string">
            <text:p>Show portlet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FNC_GTN_PLT_APPR_07_01.001</text:p>
          </table:table-cell>
          <table:table-cell table:style-name="ce67" office:value-type="string">
            <text:p>Check showing gadget details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FNC_GTN_PLT_APPR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2.002</text:p>
          </table:table-cell>
          <table:table-cell table:style-name="ce51" office:value-type="string">
            <text:p>Add a remote gadget with valid URL 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PPR_07_02.003</text:p>
          </table:table-cell>
          <table:table-cell table:style-name="ce51" office:value-type="string">
            <text:p>Add a remote gadget with invalid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2.005</text:p>
          </table:table-cell>
          <table:table-cell table:style-name="ce51" office:value-type="string">
            <text:p>Add a remote gadget with URL existing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PPR_07_02.006</text:p>
          </table:table-cell>
          <table:table-cell table:style-name="ce68" office:value-type="string">
            <text:p>Add a remote gadget into category when gadget not belong to categories</text:p>
          </table:table-cell>
          <table:table-cell table:style-name="ce94"/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2.007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96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2.008</text:p>
          </table:table-cell>
          <table:table-cell table:style-name="ce68" office:value-type="string">
            <text:p>Add a remote gadget into category when don't have any categories</text:p>
          </table:table-cell>
          <table:table-cell table:style-name="ce96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FNC_GTN_PLT_APPR_07_03.001</text:p>
          </table:table-cell>
          <table:table-cell table:style-name="ce51" office:value-type="string">
            <text:p>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PPR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6" office:value-type="string">
            <text:p>Medium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PPR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APPR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4.002</text:p>
          </table:table-cell>
          <table:table-cell table:style-name="ce51" office:value-type="string">
            <text:p>Create new gadget with in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4.003</text:p>
          </table:table-cell>
          <table:table-cell table:style-name="ce51" office:value-type="string">
            <text:p>Create new gadget with blank source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PPR_07_04.004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4.005</text:p>
          </table:table-cell>
          <table:table-cell table:style-name="ce69" office:value-type="string">
            <text:p>Add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4.006</text:p>
          </table:table-cell>
          <table:table-cell table:style-name="ce51" office:value-type="string">
            <text:p>Create new gadget with blank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4.012</text:p>
          </table:table-cell>
          <table:table-cell table:style-name="ce51" office:value-type="string">
            <text:p>Create new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FNC_GTN_PLT_APPR_07_05.001</text:p>
          </table:table-cell>
          <table:table-cell table:style-name="ce51" office:value-type="string">
            <text:p>Edit a specific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5.002</text:p>
          </table:table-cell>
          <table:table-cell table:style-name="ce70" office:value-type="string">
            <text:p>Edit invalid a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FNC_GTN_PLT_APPR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FNC_GTN_PLT_APPR_07_07.001</text:p>
          </table:table-cell>
          <table:table-cell table:style-name="ce51" office:value-type="string">
            <text:p>Delete gadge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7.002</text:p>
          </table:table-cell>
          <table:table-cell table:style-name="ce51" office:value-type="string">
            <text:p>Delete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FNC_GTN_PLT_APPR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FNC_GTN_PLT_APPR_16.001</text:p>
          </table:table-cell>
          <table:table-cell table:style-name="ce68" office:value-type="string">
            <text:p>Show Application portlet when check or un-check Change show import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FNC_GTN_PLT_APPR_16.002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98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5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52" office:value-type="string">
            <text:p>FNC_GTN_PLT_OTHERS_08.001</text:p>
          </table:table-cell>
          <table:table-cell table:style-name="ce72" office:value-type="string">
            <text:p>Check breadcumbs portlet when select a pag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OTHERS_09.001</text:p>
          </table:table-cell>
          <table:table-cell table:style-name="ce73" office:value-type="string">
            <text:p>Check Sitemap portle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OTHERS_09.002</text:p>
          </table:table-cell>
          <table:table-cell table:style-name="ce74" office:value-type="string">
            <text:p>Check listing pages at the same level in Site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FNC_GTN_PLT_OTHERS_09.003</text:p>
          </table:table-cell>
          <table:table-cell table:style-name="ce75" office:value-type="string">
            <text:p>Show sitemap after chose new portal to show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FNC_GTN_PLT_OTHERS_09.004</text:p>
          </table:table-cell>
          <table:table-cell table:style-name="ce76" office:value-type="string">
            <text:p>Check showing sitemap in different skin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FNC_GTN_PLT_OTHERS_09.005</text:p>
          </table:table-cell>
          <table:table-cell table:style-name="ce77" office:value-type="string">
            <text:p>Check showing when select to the page listed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FNC_GTN_PLT_OTHERS_09.006</text:p>
          </table:table-cell>
          <table:table-cell table:style-name="ce78" office:value-type="string">
            <text:p>Check showing when click Expand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FNC_GTN_PLT_OTHERS_09.007</text:p>
          </table:table-cell>
          <table:table-cell table:style-name="ce78" office:value-type="string">
            <text:p>Check showing when click Collapse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FNC_GTN_PLT_OTHERS_17.001</text:p>
          </table:table-cell>
          <table:table-cell table:style-name="ce59" office:value-type="string">
            <text:p>Check showing in exo Star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FNC_GTN_PLT_OTHERS_18.001</text:p>
          </table:table-cell>
          <table:table-cell table:style-name="ce79" office:value-type="string">
            <text:p>Check showing User Toolbar Site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FNC_GTN_PLT_OTHERS_19.001</text:p>
          </table:table-cell>
          <table:table-cell table:style-name="ce79" office:value-type="string">
            <text:p>Check showing User Toolbar Group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FNC_GTN_PLT_OTHERS_20.001</text:p>
          </table:table-cell>
          <table:table-cell table:style-name="ce78" office:value-type="string">
            <text:p>Check showing User Toolbar Dashboard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FNC_GTN_PLT_OTHERS_21.001</text:p>
          </table:table-cell>
          <table:table-cell table:style-name="ce80" office:value-type="string">
            <text:p>Check displaying Site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FNC_GTN_PLT_OTHERS_22.001</text:p>
          </table:table-cell>
          <table:table-cell table:style-name="ce80" office:value-type="string">
            <text:p>Check displaying Group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FNC_GTN_PLT_OTHERS_23.001</text:p>
          </table:table-cell>
          <table:table-cell table:style-name="ce80" office:value-type="string">
            <text:p>Check displaying User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FNC_GTN_PLT_OTHERS_24.001</text:p>
          </table:table-cell>
          <table:table-cell table:style-name="ce78" office:value-type="string">
            <text:p>Check showing in Admin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52" office:value-type="string">
            <text:p>FNC_GTN_PLT_DASHBOARD_10.001</text:p>
          </table:table-cell>
          <table:table-cell table:style-name="ce51" office:value-type="string">
            <text:p>Show Dashboard form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FNC_GTN_PLT_DASHBOARD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DASHBOARD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FNC_GTN_PLT_DASHBOARD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FNC_GTN_PLT_DASHBOARD_11.004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FNC_GTN_PLT_DASHBOARD_12.001</text:p>
          </table:table-cell>
          <table:table-cell table:style-name="ce81" office:value-type="string">
            <text:p>Drag &amp; drop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4" office:value-type="string">
            <text:p>FNC_GTN_PLT_DASHBOARD_12.002</text:p>
          </table:table-cell>
          <table:table-cell table:style-name="ce72" office:value-type="string">
            <text:p>Change position of gadget in Dashboar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FNC_GTN_PLT_DASHBOARD_13.001</text:p>
          </table:table-cell>
          <table:table-cell table:style-name="ce81" office:value-type="string">
            <text:p>Add new tab for Dashboard with valid value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FNC_GTN_PLT_DASHBOARD_13.002</text:p>
          </table:table-cell>
          <table:table-cell table:style-name="ce81" office:value-type="string">
            <text:p>Add new tab for Dashboard starts with number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FNC_GTN_PLT_DASHBOARD_13.003</text:p>
          </table:table-cell>
          <table:table-cell table:style-name="ce82" office:value-type="string">
            <text:p><text:span text:style-name="T11">Add new tab for </text:span><text:span text:style-name="T11">Dashboard starts with <text:s/></text:span><text:span text:style-name="T11">underscore, </text:span><text:span text:style-name="T12">dash</text:span><text:span text:style-name="T11"> and dot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FNC_GTN_PLT_DASHBOARD_13.004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FNC_GTN_PLT_DASHBOARD_13.005</text:p>
          </table:table-cell>
          <table:table-cell table:style-name="ce81" office:value-type="string">
            <text:p><text:span text:style-name="T11">Add new tab for </text:span><text:span text:style-name="T11">Dashboard </text:span><text:span text:style-name="T13">when name </text:span><text:span text:style-name="T13">over 50 characters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FNC_GTN_PLT_DASHBOARD_13.006</text:p>
          </table:table-cell>
          <table:table-cell table:style-name="ce84" office:value-type="string">
            <text:p>Add new tab for Dashboard includes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2" office:value-type="string">
            <text:p>FNC_GTN_PLT_DASHBOARD_14.001</text:p>
          </table:table-cell>
          <table:table-cell table:style-name="ce81" office:value-type="string">
            <text:p>Edit tab for Dashboard with valid values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FNC_GTN_PLT_DASHBOARD_14.002</text:p>
          </table:table-cell>
          <table:table-cell table:style-name="ce85" office:value-type="string">
            <text:p>Edit tab for Dashboard with invalid valu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FNC_GTN_PLT_DASHBOARD_14.003</text:p>
          </table:table-cell>
          <table:table-cell table:style-name="ce85" office:value-type="string">
            <text:p>Edit tab for Dashboard with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2" office:value-type="string">
            <text:p>FNC_GTN_PLT_DASHBOARD_15.001</text:p>
          </table:table-cell>
          <table:table-cell table:style-name="ce85" office:value-type="string">
            <text:p>Delete tab for Dashboard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FNC_GTN_PLT_DASHBOARD_15.002</text:p>
          </table:table-cell>
          <table:table-cell table:style-name="ce81" office:value-type="string">
            <text:p>Delete tab for Dashboard without confirmation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FNC_GTN_PLT_DASHBOARD_15.003</text:p>
          </table:table-cell>
          <table:table-cell table:style-name="ce85" office:value-type="string">
            <text:p>Delete the last tab for Dashboard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7">
          <table:table-cell table:style-name="ce55"/>
          <table:table-cell table:style-name="ce61" table:number-columns-repeated="3"/>
          <table:table-cell table:formula="oooc:=COUNTA([.E3:.E268])" office:value-type="float" office:value="175">
            <text:p>175</text:p>
          </table:table-cell>
          <table:table-cell table:style-name="ce105" office:value-type="string">
            <text:p>Total High priority</text:p>
          </table:table-cell>
          <table:table-cell table:number-columns-repeated="250"/>
        </table:table-row>
        <table:table-row table:style-name="ro17">
          <table:table-cell table:style-name="ce55"/>
          <table:table-cell table:style-name="ce61" table:number-columns-repeated="3"/>
          <table:table-cell table:formula="oooc:=COUNTIF([.E3:.E268];&quot;Medium&quot;)" office:value-type="float" office:value="2">
            <text:p>2</text:p>
          </table:table-cell>
          <table:table-cell table:style-name="ce105" office:value-type="string">
            <text:p>Total Medium priority</text:p>
          </table:table-cell>
          <table:table-cell table:number-columns-repeated="250"/>
        </table:table-row>
        <table:table-row table:style-name="ro17">
          <table:table-cell table:style-name="ce55"/>
          <table:table-cell table:style-name="ce61" table:number-columns-repeated="3"/>
          <table:table-cell table:formula="oooc:=COUNTIF([.E3:.E268];&quot;TODO&quot;)" office:value-type="float" office:value="1">
            <text:p>1</text:p>
          </table:table-cell>
          <table:table-cell table:style-name="ce105" office:value-type="string">
            <text:p>Total TODO</text:p>
          </table:table-cell>
          <table:table-cell table:number-columns-repeated="250"/>
        </table:table-row>
        <table:table-row table:style-name="ro17">
          <table:table-cell table:style-name="ce55"/>
          <table:table-cell table:style-name="ce61" table:number-columns-repeated="3"/>
          <table:table-cell table:formula="oooc:=COUNTIF([.E3:.E268];&quot;OK&quot;)" office:value-type="float" office:value="137">
            <text:p>137</text:p>
          </table:table-cell>
          <table:table-cell table:style-name="ce106" office:value-type="string">
            <text:p>Total OK</text:p>
          </table:table-cell>
          <table:table-cell table:number-columns-repeated="250"/>
        </table:table-row>
        <table:table-row table:style-name="ro17">
          <table:table-cell table:style-name="ce55"/>
          <table:table-cell table:style-name="ce61" table:number-columns-repeated="3"/>
          <table:table-cell table:formula="oooc:=COUNTIF([.E3:.E268];&quot;TODO-Planned&quot;)" office:value-type="float" office:value="0">
            <text:p>0</text:p>
          </table:table-cell>
          <table:table-cell table:style-name="ce105" office:value-type="string">
            <text:p>Total Planned for Sprint</text:p>
          </table:table-cell>
          <table:table-cell table:number-columns-repeated="250"/>
        </table:table-row>
        <table:table-row table:style-name="ro17" table:number-rows-repeated="9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7" table:number-rows-repeated="65253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Account" table:style-name="ta1" table:print="false">
        <office:forms form:automatic-focus="false" form:apply-design-mode="false"/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5];[.$K1])" office:value-type="float" office:value="0">
            <text:p>0</text:p>
          </table:table-cell>
          <table:table-cell table:style-name="ce133" table:formula="oooc:=COUNTIF([.M$7:.M$1005];[.$K1])" office:value-type="float" office:value="0">
            <text:p>0</text:p>
          </table:table-cell>
          <table:table-cell table:style-name="ce133" table:formula="oooc:=COUNTIF([.N$7:.N$1005];[.$K1])" office:value-type="float" office:value="0">
            <text:p>0</text:p>
          </table:table-cell>
          <table:table-cell table:style-name="ce133" table:formula="oooc:=COUNTIF([.O$7:.O$100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5];[.$K2])" office:value-type="float" office:value="0">
            <text:p>0</text:p>
          </table:table-cell>
          <table:table-cell table:style-name="ce133" table:formula="oooc:=COUNTIF([.M$7:.M$1005];[.$K2])" office:value-type="float" office:value="0">
            <text:p>0</text:p>
          </table:table-cell>
          <table:table-cell table:style-name="ce133" table:formula="oooc:=COUNTIF([.N$7:.N$1005];[.$K2])" office:value-type="float" office:value="0">
            <text:p>0</text:p>
          </table:table-cell>
          <table:table-cell table:style-name="ce133" table:formula="oooc:=COUNTIF([.O$7:.O$100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5];[.$K3])" office:value-type="float" office:value="0">
            <text:p>0</text:p>
          </table:table-cell>
          <table:table-cell table:style-name="ce133" table:formula="oooc:=COUNTIF([.M$7:.M$1005];[.$K3])" office:value-type="float" office:value="0">
            <text:p>0</text:p>
          </table:table-cell>
          <table:table-cell table:style-name="ce133" table:formula="oooc:=COUNTIF([.N$7:.N$1005];[.$K3])" office:value-type="float" office:value="0">
            <text:p>0</text:p>
          </table:table-cell>
          <table:table-cell table:style-name="ce133" table:formula="oooc:=COUNTIF([.O$7:.O$100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0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7" table:number-columns-spanned="3" table:number-rows-spanned="1">
            <text:p>27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5];[.$K4])" office:value-type="float" office:value="0">
            <text:p>0</text:p>
          </table:table-cell>
          <table:table-cell table:style-name="ce133" table:formula="oooc:=COUNTIF([.M$7:.M$1005];[.$K4])" office:value-type="float" office:value="0">
            <text:p>0</text:p>
          </table:table-cell>
          <table:table-cell table:style-name="ce133" table:formula="oooc:=COUNTIF([.N$7:.N$1005];[.$K4])" office:value-type="float" office:value="0">
            <text:p>0</text:p>
          </table:table-cell>
          <table:table-cell table:style-name="ce133" table:formula="oooc:=COUNTIF([.O$7:.O$100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1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5];[.$K5])" office:value-type="float" office:value="0">
            <text:p>0</text:p>
          </table:table-cell>
          <table:table-cell table:style-name="ce133" table:formula="oooc:=COUNTIF([.M$7:.M$1005];[.$K5])" office:value-type="float" office:value="0">
            <text:p>0</text:p>
          </table:table-cell>
          <table:table-cell table:style-name="ce133" table:formula="oooc:=COUNTIF([.N$7:.N$1005];[.$K5])" office:value-type="float" office:value="0">
            <text:p>0</text:p>
          </table:table-cell>
          <table:table-cell table:style-name="ce133" table:formula="oooc:=COUNTIF([.O$7:.O$100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2">
          <table:table-cell table:style-name="ce109" office:value-type="float" office:value="1">
            <text:p>001</text:p>
          </table:table-cell>
          <table:table-cell table:style-name="ce48" office:value-type="string">
            <text:p>FNC_GTN_PLT_ACC_01</text:p>
          </table:table-cell>
          <table:table-cell table:style-name="ce117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</text:span><text:span text:style-name="T18">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The "User Name:" field must start with a character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</text:span><text:span text:style-name="T18">middle)</text:span></text:p>
            <text:p><text:span text:style-name="T18">- Input values for other </text:span><text:span text:style-name="T18">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</text:span><text:span text:style-name="T18">characters in the middle </text:span><text:span text:style-name="T18">(e.g: brice.revenant or </text:span><text:span text:style-name="T18">alli_test)</text:span></text:p>
            <text:p><text:span text:style-name="T18">- Input values for other </text:span><text:span text:style-name="T18">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</text:span><text:span text:style-name="T18">dot characters as the first </text:span><text:span text:style-name="T18">(e.g: 1brice.revenant or </text:span><text:span text:style-name="T18">_allitest)</text:span></text:p>
            <text:p><text:span text:style-name="T18">- Input values for other </text:span><text:span text:style-name="T18">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<text:s/>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, please enter a different name.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<text:s/>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empty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7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2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/Last Name less than1 <text:s/>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027</text:p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</text:span><text:span text:style-name="T15">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67];6;FIND(&quot;:&quot;;[.F67];1)-FIND(&quot; &quot;;[.F67];1)-1))&gt;VALUE(MID([.F66];6;FIND(&quot;:&quot;;[.F66];1)-FIND(&quot; &quot;;[.F66];1)-1));[.C66];[.C66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4: Add user into group</text:p>
            <text:p>( Organization/Management/Executive Board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6: Delete new user</text:p>
          </table:table-cell>
          <table:table-cell table:style-name="ce127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7" office:value-type="string">
            <text:p>- User is removed successfully and don't show in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FNC_GTN_PLT_ACC_01</text:p>
          </table:table-cell>
          <table:table-cell table:style-name="ce118"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7: Check user after deleted </text:p>
          </table:table-cell>
          <table:table-cell table:style-name="ce127" office:value-type="string">
            <text:p>- Click UserInfoPortlet on the top right</text:p>
            <text:p>- Click OK </text:p>
          </table:table-cell>
          <table:table-cell table:style-name="ce127" office:value-type="string">
            <text:p>- Show message alert Your account is not existing, maybe it was deleted by another user!</text:p>
            <text:p>- Logout progra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17">
          <table:table-cell table:number-columns-repeated="5"/>
          <table:table-cell table:style-name="ce127" table:number-columns-repeated="3"/>
          <table:table-cell table:number-columns-repeated="248"/>
        </table:table-row>
        <table:table-row table:style-name="ro17" table:number-rows-repeated="65462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Account_register" table:style-name="ta1" table:print="false">
        <office:forms form:automatic-focus="false" form:apply-design-mode="false"/>
        <table:table-column table:style-name="co19" table:default-cell-style-name="ce107"/>
        <table:table-column table:style-name="co20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0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1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3">
          <table:table-cell table:style-name="ce109" office:value-type="float" office:value="1">
            <text:p>001</text:p>
          </table:table-cell>
          <table:table-cell table:style-name="ce139" office:value-type="string">
            <text:p>FNC_GTN_PLT_ACR_25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Account register form</text:p>
          </table:table-cell>
          <table:table-cell table:style-name="ce124" office:value-type="string">
            <text:p><text:span text:style-name="T15">- <text:s/>Input URL into address </text:span><text:span text:style-name="T15">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</text:span><text:span text:style-name="T9">top right</text:span>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</text:span><text:span text:style-name="T18">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can not start with number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</text:span><text:span text:style-name="T18">middle)</text:span></text:p>
            <text:p><text:span text:style-name="T18">- Input values for other </text:span><text:span text:style-name="T18">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</text:span><text:span text:style-name="T18">characters in the middle </text:span><text:span text:style-name="T18">(e.g: brice.revenant or </text:span><text:span text:style-name="T18">alli_test)</text:span></text:p>
            <text:p><text:span text:style-name="T18">- Input values for other </text:span><text:span text:style-name="T18">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</text:span><text:span text:style-name="T18">dot characters as the first </text:span><text:span text:style-name="T18">(e.g: 1brice.revenant or </text:span><text:span text:style-name="T18">_allitest)</text:span></text:p>
            <text:p><text:span text:style-name="T18">- Input values for other </text:span><text:span text:style-name="T18">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Check 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check 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blank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</text:span><text:span text:style-name="T20">have registered a new </text:span><text:span text:style-name="T20">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/Last Name less than 1 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invalid Text Validation filed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</text:span><text:span text:style-name="T18">required fields</text:span></text:p>
            <text:p><text:span text:style-name="T18">- Input invalid value in Text </text:span><text:span text:style-name="T18">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ext verification isn't correct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9" office:value-type="string">
            <text:p>FNC_GTN_PLT_ACR_25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hen Text Validation is blank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</text:span><text:span text:style-name="T18">required fields</text:span></text:p>
            <text:p><text:span text:style-name="T18">- Text Validation filed is </text:span><text:span text:style-name="T18">blank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he field "Text validation:" is required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9" office:value-type="string">
            <text:p>FNC_GTN_PLT_ACR_26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27" office:value-type="string">
            <text:p>Step 1: Show Account register form</text:p>
          </table:table-cell>
          <table:table-cell table:style-name="ce123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4" office:value-type="string">
            <text:p>Show blank account register account form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2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9" office:value-type="string">
            <text:p>FNC_GTN_PLT_ACR_26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41" office:value-type="string">
            <text:p>Step 2: Show form to edit a page </text:p>
          </table:table-cell>
          <table:table-cell table:style-name="ce141" office:value-type="string">
            <text:p>- Go to <text:span text:style-name="T7">Site</text:span> <text:span text:style-name="T7">Editor/edit </text:span><text:span text:style-name="T7">page</text:span></text:p>
          </table:table-cell>
          <table:table-cell table:style-name="ce143" office:value-type="string">
            <text:p>Edit page is show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2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9" office:value-type="string">
            <text:p>FNC_GTN_PLT_ACR_26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3: Show form edit portlet</text:p>
          </table:table-cell>
          <table:table-cell table:style-name="ce127" office:value-type="string">
            <text:p>- Move cursor on portlet and click edit icon</text:p>
          </table:table-cell>
          <table:table-cell table:style-name="ce127" office:value-type="string">
            <text:p>Edit portlet form is show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4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9" office:value-type="string">
            <text:p>FNC_GTN_PLT_ACR_26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4: Un-check Use capchar</text:p>
          </table:table-cell>
          <table:table-cell table:style-name="ce123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un-check successfully</text:p>
            <text:p>- Create new account is show with no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4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9" office:value-type="string">
            <text:p>FNC_GTN_PLT_ACR_26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5: Check Use-capchar</text:p>
          </table:table-cell>
          <table:table-cell table:style-name="ce123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check successfully</text:p>
            <text:p>- Create new account is show with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17" table:number-rows-repeated="3">
          <table:table-cell table:style-name="ce123" table:number-columns-repeated="3"/>
          <table:table-cell table:style-name="ce120"/>
          <table:table-cell table:style-name="ce123" table:number-columns-repeated="252"/>
        </table:table-row>
        <table:table-row table:style-name="ro17" table:number-rows-repeated="65461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21" table:default-cell-style-name="ce107"/>
        <table:table-column table:style-name="co20" table:default-cell-style-name="ce144"/>
        <table:table-column table:style-name="co22" table:default-cell-style-name="ce146"/>
        <table:table-column table:style-name="co23" table:default-cell-style-name="ce146"/>
        <table:table-column table:style-name="co17" table:default-cell-style-name="ce146"/>
        <table:table-column table:style-name="co24" table:default-cell-style-name="ce146"/>
        <table:table-column table:style-name="co25" table:default-cell-style-name="ce146"/>
        <table:table-column table:style-name="co26" table:default-cell-style-name="ce146"/>
        <table:table-column table:style-name="co10" table:default-cell-style-name="ce146"/>
        <table:table-column table:style-name="co27" table:default-cell-style-name="ce146"/>
        <table:table-column table:style-name="co28" table:default-cell-style-name="ce146"/>
        <table:table-column table:style-name="co10" table:number-columns-repeated="6" table:default-cell-style-name="ce146"/>
        <table:table-column table:style-name="co10" table:number-columns-repeated="239" table:default-cell-style-name="ce107"/>
        <table:table-row table:style-name="ro18">
          <table:table-cell/>
          <table:table-cell table:style-name="ce115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5];[.$K1])" office:value-type="float" office:value="0">
            <text:p>0</text:p>
          </table:table-cell>
          <table:table-cell table:style-name="ce133" table:formula="oooc:=COUNTIF([.M$7:.M$1015];[.$K1])" office:value-type="float" office:value="0">
            <text:p>0</text:p>
          </table:table-cell>
          <table:table-cell table:style-name="ce133" table:formula="oooc:=COUNTIF([.N$7:.N$1015];[.$K1])" office:value-type="float" office:value="0">
            <text:p>0</text:p>
          </table:table-cell>
          <table:table-cell table:style-name="ce133" table:formula="oooc:=COUNTIF([.O$7:.O$101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5];[.$K2])" office:value-type="float" office:value="0">
            <text:p>0</text:p>
          </table:table-cell>
          <table:table-cell table:style-name="ce133" table:formula="oooc:=COUNTIF([.M$7:.M$1015];[.$K2])" office:value-type="float" office:value="0">
            <text:p>0</text:p>
          </table:table-cell>
          <table:table-cell table:style-name="ce133" table:formula="oooc:=COUNTIF([.N$7:.N$1015];[.$K2])" office:value-type="float" office:value="0">
            <text:p>0</text:p>
          </table:table-cell>
          <table:table-cell table:style-name="ce133" table:formula="oooc:=COUNTIF([.O$7:.O$101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5];[.$K3])" office:value-type="float" office:value="0">
            <text:p>0</text:p>
          </table:table-cell>
          <table:table-cell table:style-name="ce133" table:formula="oooc:=COUNTIF([.M$7:.M$1015];[.$K3])" office:value-type="float" office:value="0">
            <text:p>0</text:p>
          </table:table-cell>
          <table:table-cell table:style-name="ce133" table:formula="oooc:=COUNTIF([.N$7:.N$1015];[.$K3])" office:value-type="float" office:value="0">
            <text:p>0</text:p>
          </table:table-cell>
          <table:table-cell table:style-name="ce133" table:formula="oooc:=COUNTIF([.O$7:.O$101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5];[.$K4])" office:value-type="float" office:value="0">
            <text:p>0</text:p>
          </table:table-cell>
          <table:table-cell table:style-name="ce133" table:formula="oooc:=COUNTIF([.M$7:.M$1015];[.$K4])" office:value-type="float" office:value="0">
            <text:p>0</text:p>
          </table:table-cell>
          <table:table-cell table:style-name="ce133" table:formula="oooc:=COUNTIF([.N$7:.N$1015];[.$K4])" office:value-type="float" office:value="0">
            <text:p>0</text:p>
          </table:table-cell>
          <table:table-cell table:style-name="ce133" table:formula="oooc:=COUNTIF([.O$7:.O$101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07" table:number-columns-repeated="5"/>
          <table:table-cell table:style-name="ce123"/>
          <table:table-cell table:style-name="ce131"/>
          <table:table-cell table:style-name="ce107" table:number-columns-repeated="2"/>
          <table:table-cell table:style-name="Default" office:value-type="string">
            <text:p>N/A</text:p>
          </table:table-cell>
          <table:table-cell table:style-name="ce133" table:formula="oooc:=COUNTIF([.L$7:.L$1015];[.$K5])" office:value-type="float" office:value="0">
            <text:p>0</text:p>
          </table:table-cell>
          <table:table-cell table:style-name="ce133" table:formula="oooc:=COUNTIF([.M$7:.M$1015];[.$K5])" office:value-type="float" office:value="0">
            <text:p>0</text:p>
          </table:table-cell>
          <table:table-cell table:style-name="ce133" table:formula="oooc:=COUNTIF([.N$7:.N$1015];[.$K5])" office:value-type="float" office:value="0">
            <text:p>0</text:p>
          </table:table-cell>
          <table:table-cell table:style-name="ce133" table:formula="oooc:=COUNTIF([.O$7:.O$101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5">
          <table:table-cell table:style-name="ce109" office:value-type="float" office:value="1">
            <text:p>001</text:p>
          </table:table-cell>
          <table:table-cell table:style-name="ce50" office:value-type="string">
            <text:p>FNC_GTN_PLT_ORG_02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4" office:value-type="string">
            <text:p>Step 1: Show User management form</text:p>
          </table:table-cell>
          <table:table-cell table:style-name="ce124" office:value-type="string">
            <text:p>- Login by admin/HR account 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</text:span><text:span text:style-name="T19"> form is </text:span><text:span text:style-name="T19">shown, includes:</text:span></text:p>
            <text:p>-<text:span text:style-name="T16"> User Management</text:span><text:span text:style-name="T19"> is </text:span><text:span text:style-name="T19">chosen as default, existing </text:span><text:span text:style-name="T19">users list is shown properly</text:span></text:p>
            <text:p><text:span text:style-name="T19">- </text:span><text:span text:style-name="T7">Group Management</text:span></text:p>
            <text:p><text:span text:style-name="T7">- Membership </text:span><text:span text:style-name="T7">Management</text:span></text:p>
            <text:p><text:span text:style-name="T19"/></text:p>
          </table:table-cell>
          <table:table-cell table:style-name="ce124" office:value-type="string">
            <text:p>Medium</text:p>
          </table:table-cell>
          <table:table-cell table:style-name="ce158"/>
          <table:table-cell table:style-name="ce124" table:number-columns-repeated="6"/>
          <table:table-cell table:style-name="ce132"/>
          <table:table-cell table:style-name="ce161"/>
          <table:table-cell table:number-columns-repeated="238"/>
        </table:table-row>
        <table:table-row table:style-name="ro22">
          <table:table-cell table:style-name="ce110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4" office:value-type="string">
            <text:p>Step 1: Register new user</text:p>
          </table:table-cell>
          <table:table-cell table:style-name="ce124" office:value-type="string">
            <text:p>Register new valid user on New Staff page <text:a xlink:href="#creat_new_account">[detail]</text:a></text:p>
          </table:table-cell>
          <table:table-cell table:style-name="ce124" office:value-type="string">
            <text:p>New user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ing users list after registering new one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 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New user is updated into existing users list (click Quick Search icon to see the update)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4" office:value-type="string">
            <text:p>Step 1: Create users</text:p>
          </table:table-cell>
          <table:table-cell table:style-name="ce124" office:value-type="string">
            <text:p>Create some new valid users on Register page</text:p>
          </table:table-cell>
          <table:table-cell table:style-name="ce124" office:value-type="string">
            <text:p>Users are creat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1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e pages in users list after registering users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- Users list divided in pages, 10 users/page</text:p>
            <text:p>- Total page is shown properly</text:p>
            <text:p>- If there's only 1 page for users list, <text:span text:style-name="T7">Back 10 pages, </text:span><text:span text:style-name="T7">Previous Page, Next Page, </text:span><text:span text:style-name="T7">Next 10 pages </text:span><text:span text:style-name="T19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</text:span><text:span text:style-name="T7">pages</text:span><text:span text:style-name="T19"> icon will be disable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Create more than 100 users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2: Check showing users list in next page of current page</text:p>
          </table:table-cell>
          <table:table-cell table:style-name="ce124" office:value-type="string">
            <text:p>Click <text:span text:style-name="T7">Next Page </text:span><text:span text:style-name="T19">icon</text:span></text:p>
          </table:table-cell>
          <table:table-cell table:style-name="ce124" office:value-type="string">
            <text:p>- Next 10 users from previous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3: Check showing user list in previous page of current page</text:p>
          </table:table-cell>
          <table:table-cell table:style-name="ce124" office:value-type="string">
            <text:p>Click <text:span text:style-name="T7">Previous Page</text:span> icon</text:p>
          </table:table-cell>
          <table:table-cell table:style-name="ce124" office:value-type="string">
            <text:p>- Previous 10 users from current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4: Check showing users list in Next 10 pages</text:p>
          </table:table-cell>
          <table:table-cell table:style-name="ce124" office:value-type="string">
            <text:p>- Select 1 page (<text:span text:style-name="T7">Next 10 </text:span><text:span text:style-name="T7">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3" office:value-type="string">
            <text:p>10 users at page No: current selecting page +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5: Check showing users list in Next 10 pages</text:p>
          </table:table-cell>
          <table:table-cell table:style-name="ce124" office:value-type="string">
            <text:p>- Select 1 page (<text:span text:style-name="T7">Back 10 </text:span><text:span text:style-name="T7">pages</text:span> icon is high light)</text:p>
            <text:p>- Click <text:span text:style-name="T7">Back 10 pages </text:span><text:span text:style-name="T19">icon</text:span></text:p>
          </table:table-cell>
          <table:table-cell table:style-name="ce153" office:value-type="string">
            <text:p>10 users at page No: current selecting page -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6: Check showing users list of specific selected page</text:p>
          </table:table-cell>
          <table:table-cell table:style-name="ce124" office:value-type="string">
            <text:p>Select a specific page number</text:p>
          </table:table-cell>
          <table:table-cell table:style-name="ce153" office:value-type="string">
            <text:p>Users at that page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FNC_GTN_PLT_ORG_02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FNC_GTN_PLT_ORG_02_02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out any searching keyword</text:p>
          </table:table-cell>
          <table:table-cell table:style-name="ce124" office:value-type="string">
            <text:p>Step 2: Check Search function without any searching keyword</text:p>
          </table:table-cell>
          <table:table-cell table:style-name="ce124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all registered existing users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50" office:value-type="string">
            <text:p>FNC_GTN_PLT_ORG_02_02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FNC_GTN_PLT_ORG_02_02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2: Do search when search keyword does not exist</text:p>
          </table:table-cell>
          <table:table-cell table:style-name="ce124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0" office:value-type="string">
            <text:p>FNC_GTN_PLT_ORG_02_02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3: Do search when search keyword matches un-selected search type</text:p>
          </table:table-cell>
          <table:table-cell table:style-name="ce124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50" office:value-type="string">
            <text:p>FNC_GTN_PLT_ORG_02_02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FNC_GTN_PLT_ORG_02_02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completed word when searching keyword matches existing user(s)</text:p>
          </table:table-cell>
          <table:table-cell table:style-name="ce102" office:value-type="string">
            <text:p>Step 2: Do search</text:p>
          </table:table-cell>
          <table:table-cell table:style-name="ce102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02" office:value-type="string">
            <text:p>Return all registered existing users that match search keyword &amp; search type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50" office:value-type="string">
            <text:p>FNC_GTN_PLT_ORG_02_02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FNC_GTN_PLT_ORG_02_0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-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in list that match search keyword and search typ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50" office:value-type="string">
            <text:p>FNC_GTN_PLT_ORG_02_0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</text:span><text:span text:style-name="T16">management</text:span> 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FNC_GTN_PLT_ORG_02_0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2: Remove user</text:p>
          </table:table-cell>
          <table:table-cell table:style-name="ce124" office:value-type="string">
            <text:p>- Return to show all users list</text:p>
            <text:p>- Remove an user from users list</text:p>
          </table:table-cell>
          <table:table-cell table:style-name="ce124" office:value-type="string">
            <text:p>Deleted user is removed from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FNC_GTN_PLT_ORG_02_0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3: Search deleted user</text:p>
          </table:table-cell>
          <table:table-cell table:style-name="ce124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50" office:value-type="string">
            <text:p>FNC_GTN_PLT_ORG_02_0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FNC_GTN_PLT_ORG_02_0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 completed word but has * to find the right or left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50" office:value-type="string">
            <text:p>FNC_GTN_PLT_ORG_02_0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FNC_GTN_PLT_ORG_02_02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key word includes special characters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 list with message: No result foun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FNC_GTN_PLT_ORG_02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<text:span text:style-name="T16">User and group </text:span><text:span text:style-name="T16">management</text:span> <text:s/>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Click <text:span text:style-name="T7">Edit user</text:span> icon of a specific user from list</text:p>
          </table:table-cell>
          <table:table-cell table:style-name="ce124" office:value-type="string">
            <text:p>Informations of corresponding user are shown with 3 tabs, Account Infor is select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3: Check displaying <text:span text:style-name="T7">Account Infor</text:span> tab</text:p>
          </table:table-cell>
          <table:table-cell table:style-name="ce124" office:value-type="string">
            <text:p>Select <text:span text:style-name="T7">Account Infor</text:span> tab</text:p>
          </table:table-cell>
          <table:table-cell table:style-name="ce124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</text:span><text:span text:style-name="T7">Password </text:span><text:span text:style-name="T19">and </text:span><text:span text:style-name="T7">Confirm </text:span><text:span text:style-name="T7">New Password</text:span><text:span text:style-name="T19"> are shown </text:span><text:span text:style-name="T19">only when </text:span><text:span text:style-name="T7">Change </text:span><text:span text:style-name="T7">Password </text:span><text:span text:style-name="T19">option is </text:span><text:span text:style-name="T19">checked, otherwise, they're </text:span><text:span text:style-name="T19">hidden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4: Check displaying <text:span text:style-name="T7">User Profiles</text:span> tab</text:p>
          </table:table-cell>
          <table:table-cell table:style-name="ce124" office:value-type="string">
            <text:p>Select <text:span text:style-name="T7">User Profile</text:span></text:p>
          </table:table-cell>
          <table:table-cell table:style-name="ce124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</text:span><text:span text:style-name="T19">this option is selected</text:span></text:p>
            <text:p><text:span text:style-name="T19">- </text:span><text:span text:style-name="T7">Business Infor</text:span><text:span text:style-name="T19"> is </text:span><text:span text:style-name="T19">displayed if this option is </text:span><text:span text:style-name="T19">selec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5: Check displaying <text:span text:style-name="T7">User Membership</text:span> tab</text:p>
          </table:table-cell>
          <table:table-cell table:style-name="ce124" office:value-type="string">
            <text:p>Select <text:span text:style-name="T7">User Membership </text:span><text:span text:style-name="T19">tab</text:span></text:p>
          </table:table-cell>
          <table:table-cell table:style-name="ce124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2: Edit with blank First Name</text:p>
          </table:table-cell>
          <table:table-cell table:style-name="ce124" office:value-type="string">
            <text:p>- Clear current value of First Name (leave blank)</text:p>
            <text:p>- Click <text:span text:style-name="T7">Save</text:span></text:p>
          </table:table-cell>
          <table:table-cell table:style-name="ce124" office:value-type="string">
            <text:p>Show message alerts First Name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3: Edit with First Name contains special characters in the middle</text:p>
          </table:table-cell>
          <table:table-cell table:style-name="ce124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4: Edit with First Name starts with invalid characters</text:p>
          </table:table-cell>
          <table:table-cell table:style-name="ce124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5: Edit with First Name with <text:s/>over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6: Edit with First Name contains space</text:p>
          </table:table-cell>
          <table:table-cell table:style-name="ce124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7: Edit with valid value for First Name</text:p>
          </table:table-cell>
          <table:table-cell table:style-name="ce124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8: Edit with First Name start with number</text:p>
          </table:table-cell>
          <table:table-cell table:style-name="ce124" office:value-type="string">
            <text:p>- Change current value of Fir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2: Edit with blank Last Name</text:p>
          </table:table-cell>
          <table:table-cell table:style-name="ce124" office:value-type="string">
            <text:p>- Clear current value of Last Name (leave blank)</text:p>
            <text:p>- Click <text:span text:style-name="T7">Save</text:span></text:p>
          </table:table-cell>
          <table:table-cell table:style-name="ce124" office:value-type="string">
            <text:p>Show message alerts Last Name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3: Edit with Last Name contains special characters in the middle</text:p>
          </table:table-cell>
          <table:table-cell table:style-name="ce124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4: Edit with Last Name starts with invalid characters</text:p>
          </table:table-cell>
          <table:table-cell table:style-name="ce124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5: Edit with Last Name with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6: Edit with Last Name contains space</text:p>
          </table:table-cell>
          <table:table-cell table:style-name="ce124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7: Edit with valid value for Last Name</text:p>
          </table:table-cell>
          <table:table-cell table:style-name="ce124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8: Edit with Last Name start with number</text:p>
          </table:table-cell>
          <table:table-cell table:style-name="ce124" office:value-type="string">
            <text:p>- Change current value of La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2: Edit email with invalid format</text:p>
          </table:table-cell>
          <table:table-cell table:style-name="ce124" office:value-type="string">
            <text:p>- Change current value of Email with invalid format</text:p>
            <text:p>- Click <text:span text:style-name="T7">Save</text:span></text:p>
          </table:table-cell>
          <table:table-cell table:style-name="ce124" office:value-type="string">
            <text:p>Show message alerts email is invali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3: Edit with blank Email</text:p>
          </table:table-cell>
          <table:table-cell table:style-name="ce124" office:value-type="string">
            <text:p>- Leave current Email blank</text:p>
            <text:p>- Click <text:span text:style-name="T7">Save</text:span></text:p>
          </table:table-cell>
          <table:table-cell table:style-name="ce124" office:value-type="string">
            <text:p>Show message alerts Email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4: Edit with valid email</text:p>
          </table:table-cell>
          <table:table-cell table:style-name="ce124" office:value-type="string">
            <text:p>- Change current value of Email with valid value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2: Showing fields to input new password</text:p>
          </table:table-cell>
          <table:table-cell table:style-name="ce124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3: Edit with blank New Password</text:p>
          </table:table-cell>
          <table:table-cell table:style-name="ce151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02" office:value-type="string">
            <text:p>Show message alerts New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4: Edit with New Password/Confirm Password less than 6 characters</text:p>
          </table:table-cell>
          <table:table-cell table:style-name="ce102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 The length of the text in field "New/Confirm Password:" must be between "6" and "30" characters.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5: Edit with New Password/Confirm Password over 30 characters</text:p>
          </table:table-cell>
          <table:table-cell table:style-name="ce102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s Password/Confirm Password can not be over 30 character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6: Edit with New Password &amp; Confirm Password are not the same</text:p>
          </table:table-cell>
          <table:table-cell table:style-name="ce102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7: Edit when copy from New Password and paste to Confirm Password field</text:p>
          </table:table-cell>
          <table:table-cell table:style-name="ce102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8: Edit with blank Confirm New Password</text:p>
          </table:table-cell>
          <table:table-cell table:style-name="ce102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02" office:value-type="string">
            <text:p>Show message alerts Confirm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9: Edit password with valid values</text:p>
          </table:table-cell>
          <table:table-cell table:style-name="ce102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Community Management 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Account Infor form</text:p>
            <text:p>- Click Cancel</text:p>
          </table:table-cell>
          <table:table-cell table:style-name="ce102" office:value-type="string">
            <text:p>Account Infor form is close and return to User Management form.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02" office:value-type="string">
            <text:p>Step 2: Change normal User Profile information</text:p>
          </table:table-cell>
          <table:table-cell table:style-name="ce124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4" office:value-type="string">
            <text:p>New changes are saved for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49" office:value-type="string">
            <text:p>Step 3: Change displaying language for user</text:p>
          </table:table-cell>
          <table:table-cell table:style-name="ce124" office:value-type="string">
            <text:p>- In Edit User Profile form: Select new language</text:p>
            <text:p>- Click <text:span text:style-name="T7">Save</text:span></text:p>
          </table:table-cell>
          <table:table-cell table:style-name="ce124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02" office:value-type="string">
            <text:p>Account Infor form is close and return to User Management form. No change is sav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4" office:value-type="string">
            <text:p>Corresponding role is removed from list of edited user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49" office:value-type="string">
            <text:p>Step 3: Check group's members list after remove a role of user</text:p>
          </table:table-cell>
          <table:table-cell table:style-name="ce124" office:value-type="string">
            <text:p>- Select <text:span text:style-name="T7">Group </text:span><text:span text:style-name="T7">Management</text:span> tab</text:p>
            <text:p>- Select group that edited user belongs to</text:p>
          </table:table-cell>
          <table:table-cell table:style-name="ce124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out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Nothing is delet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FNC_GTN_PLT_ORG_02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FNC_GTN_PLT_ORG_02_04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4" office:value-type="string">
            <text:p>This user is removed from system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FNC_GTN_PLT_ORG_02_04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3: Check deleted user in <text:s/>group</text:p>
          </table:table-cell>
          <table:table-cell table:style-name="ce124" office:value-type="string">
            <text:p>- Select Group Management tab - Select group that deleted user belonged to</text:p>
          </table:table-cell>
          <table:table-cell table:style-name="ce124" office:value-type="string">
            <text:p>Deleted user is no more displayed in this group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FNC_GTN_PLT_ORG_02_04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4: Sign in by deleted account</text:p>
          </table:table-cell>
          <table:table-cell table:style-name="ce124" office:value-type="string">
            <text:p>Use username &amp; password of deleted user to sign in</text:p>
          </table:table-cell>
          <table:table-cell table:style-name="ce124" office:value-type="string">
            <text:p>Show message alerts this username/password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FNC_GTN_PLT_ORG_02_04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FNC_GTN_PLT_ORG_02_04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FNC_GTN_PLT_ORG_02_04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FNC_GTN_PLT_ORG_02_04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2: Search user</text:p>
          </table:table-cell>
          <table:table-cell table:style-name="ce124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- Matched users are displayed in search result</text:p>
            <text:p>- There's option to delete/edit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FNC_GTN_PLT_ORG_02_04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3: Delete user</text:p>
          </table:table-cell>
          <table:table-cell table:style-name="ce124" office:value-type="string">
            <text:p>Delete an user from search result</text:p>
          </table:table-cell>
          <table:table-cell table:style-name="ce124" office:value-type="string">
            <text:p>This user is removed from search res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FNC_GTN_PLT_ORG_02_04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4: Check all existing users list</text:p>
          </table:table-cell>
          <table:table-cell table:style-name="ce124" office:value-type="string">
            <text:p>- Leave Search text field blank </text:p>
            <text:p>- Click <text:span text:style-name="T7">Search</text:span> icon</text:p>
          </table:table-cell>
          <table:table-cell table:style-name="ce124" office:value-type="string">
            <text:p>Return all registered existing users in list except deleted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FNC_GTN_PLT_ORG_03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</table:table-cell>
          <table:table-cell table:style-name="ce124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FNC_GTN_PLT_ORG_03_01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2: Show/hide sub group(s) of a specific group</text:p>
          </table:table-cell>
          <table:table-cell table:style-name="ce124" office:value-type="string">
            <text:p>Select a group from left pane by clicking cross icon (+) or clicking on group name</text:p>
          </table:table-cell>
          <table:table-cell table:style-name="ce124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FNC_GTN_PLT_ORG_03_01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3: Check showing path to selected group</text:p>
          </table:table-cell>
          <table:table-cell table:style-name="ce124" office:value-type="string">
            <text:p>Select a group then sub group</text:p>
          </table:table-cell>
          <table:table-cell table:style-name="ce124" office:value-type="string">
            <text:p>The path to sub group is displayed in the page above left &amp; right pan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FNC_GTN_PLT_ORG_03_01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4: Check Up level function while showing sub group</text:p>
          </table:table-cell>
          <table:table-cell table:style-name="ce124" office:value-type="string">
            <text:p>- Select a group then sub group</text:p>
            <text:p>- Click <text:span text:style-name="T7">Up level</text:span> icon</text:p>
          </table:table-cell>
          <table:table-cell table:style-name="ce124" office:value-type="string">
            <text:p>Current selecting group will be collapsed, return to expand its parent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FNC_GTN_PLT_ORG_03_01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5: Check Up level while showing last parent group</text:p>
          </table:table-cell>
          <table:table-cell table:style-name="ce124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FNC_GTN_PLT_ORG_03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</table:table-cell>
          <table:table-cell table:style-name="ce124" office:value-type="string">
            <text:p>Group Management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2: Select path to create group</text:p>
          </table:table-cell>
          <table:table-cell table:style-name="ce124" office:value-type="string">
            <text:p>Select group path from left pane</text:p>
          </table:table-cell>
          <table:table-cell table:style-name="ce124" office:value-type="string">
            <text:p>Group Path is displayed in the pane abov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49" office:value-type="string">
            <text:p>Step 3: Show add new group form</text:p>
          </table:table-cell>
          <table:table-cell table:style-name="ce124" office:value-type="string">
            <text:p>Click <text:span text:style-name="T7">Add a group</text:span> icon</text:p>
          </table:table-cell>
          <table:table-cell table:style-name="ce124" office:value-type="string">
            <text:p>Add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4: Adding new group</text:p>
          </table:table-cell>
          <table:table-cell table:style-name="ce102" office:value-type="string">
            <text:p>- Input valid values for fields in form</text:p>
            <text:p>- Click <text:span text:style-name="T7">Save</text:span></text:p>
          </table:table-cell>
          <table:table-cell table:style-name="ce102" office:value-type="string">
            <text:p>New group is added successfully and user is added into group created and <text:s/>updated in its parent</text:p>
          </table:table-cell>
          <table:table-cell table:style-name="ce124" office:value-type="string">
            <text:p>High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required fields</text:p>
          </table:table-cell>
          <table:table-cell table:style-name="ce124" office:value-type="string">
            <text:p>Step 2: Add group with blank name</text:p>
          </table:table-cell>
          <table:table-cell table:style-name="ce124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 required fields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starts with number</text:p>
          </table:table-cell>
          <table:table-cell table:style-name="ce124" office:value-type="string">
            <text:p>Step 2: Add group starts with number in Name</text:p>
          </table:table-cell>
          <table:table-cell table:style-name="ce124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 The "Group Name" field must start with a character and must not contain special characters."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</text:span><text:span text:style-name="T7">Group Name starts with <text:s/></text:span><text:span text:style-name="T10">dash</text:span>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2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</text:span><text:span text:style-name="T19">Name starts with <text:s text:c="2"/></text:span><text:span text:style-name="T15">dash</text:span><text:span text:style-name="T19"> and </text:span><text:span text:style-name="T19">dot</text:span></text:p>
          </table:table-cell>
          <table:table-cell table:style-name="ce124" office:value-type="string">
            <text:p>Step 2: Add group with <text:span text:style-name="T9">dash</text:span> <text:s/>in Group Name</text:p>
          </table:table-cell>
          <table:table-cell table:style-name="ce124" office:value-type="string">
            <text:p><text:span text:style-name="T9">- Input value for Group </text:span><text:span text:style-name="T9">Name, start with dash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The "Group Name" field must start with a character and must not contain special characters."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7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2: Add new group with lower case</text:p>
          </table:table-cell>
          <table:table-cell table:style-name="ce124" office:value-type="string">
            <text:p>- Input value for Group Name with valid value ( e.g: test)</text:p>
            <text:p><text:s/>- Click Save</text:p>
          </table:table-cell>
          <table:table-cell table:style-name="ce102" office:value-type="string">
            <text:p>New group is added successfully and user is added into group created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3: Add new group with upper case</text:p>
          </table:table-cell>
          <table:table-cell table:style-name="ce124" office:value-type="string">
            <text:p>- Add second new group with the same group name but different with existing by lower/upper case ( e.g: Test)</text:p>
          </table:table-cell>
          <table:table-cell table:style-name="ce102" office:value-type="string">
            <text:p>New group is added successfully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Name contains space</text:p>
          </table:table-cell>
          <table:table-cell table:style-name="ce124" office:value-type="string">
            <text:p>Step 2: Add group with space in Name</text:p>
          </table:table-cell>
          <table:table-cell table:style-name="ce124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group name can not contains spac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contains special characters</text:p>
          </table:table-cell>
          <table:table-cell table:style-name="ce124" office:value-type="string">
            <text:p>Step 2: Add group with special characters in Name</text:p>
          </table:table-cell>
          <table:table-cell table:style-name="ce124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24" office:value-type="string">
            <text:p>Step 2: Add group with Name less than 3 characters</text:p>
          </table:table-cell>
          <table:table-cell table:style-name="ce124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49" office:value-type="string">
            <text:p>Step 3: Add group with Name over 30 characters</text:p>
          </table:table-cell>
          <table:table-cell table:style-name="ce124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label</text:p>
          </table:table-cell>
          <table:table-cell table:style-name="ce124" office:value-type="string">
            <text:p>Step 2: Add group with blank Label</text:p>
          </table:table-cell>
          <table:table-cell table:style-name="ce124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4" office:value-type="string">
            <text:p>- Add new group successfully</text:p>
            <text:p>- Label for new added group will be the group name instead of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02" office:value-type="string">
            <text:p>Step 2: Add group with Label less than 3 characters</text:p>
          </table:table-cell>
          <table:table-cell table:style-name="ce124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49" office:value-type="string">
            <text:p>Step 3: Add group with Label over 30 characters</text:p>
          </table:table-cell>
          <table:table-cell table:style-name="ce124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Description over 255 characters</text:p>
          </table:table-cell>
          <table:table-cell table:style-name="ce102" office:value-type="string">
            <text:p>Step 2: Add group with Des less over 255 characters</text:p>
          </table:table-cell>
          <table:table-cell table:style-name="ce124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Description" must be between "0" and "25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3" office:value-type="string">
            <text:p>Add new group same name with existing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2: Create the first group</text:p>
          </table:table-cell>
          <table:table-cell table:style-name="ce124" office:value-type="string">
            <text:p>- Input valid values for fields</text:p>
            <text:p>- Click <text:span text:style-name="T7">Save</text:span></text:p>
          </table:table-cell>
          <table:table-cell table:style-name="ce124" office:value-type="string">
            <text:p>New group is added &amp; displayed in selected path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49" office:value-type="string">
            <text:p>Step 3: Create same name group in the same path</text:p>
          </table:table-cell>
          <table:table-cell table:style-name="ce124" office:value-type="string">
            <text:p>- Keep current group path</text:p>
            <text:p>- Create new group with same name like group created at step 2</text:p>
          </table:table-cell>
          <table:table-cell table:style-name="ce124" office:value-type="string">
            <text:p>Show message alerts This group name already exists, please enter another one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4: Create same name group in different paths</text:p>
          </table:table-cell>
          <table:table-cell table:style-name="ce151" office:value-type="string">
            <text:p>- Select another group path</text:p>
            <text:p>- Create new group with same name like group created at step 2</text:p>
          </table:table-cell>
          <table:table-cell table:style-name="ce102" office:value-type="string">
            <text:p>Create new same name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</text:span><text:span text:style-name="T19">Name starts with <text:s text:c="2"/></text:span><text:span text:style-name="T15">dash</text:span><text:span text:style-name="T19"> and </text:span><text:span text:style-name="T19">dot</text:span></text:p>
          </table:table-cell>
          <table:table-cell table:style-name="ce124" office:value-type="string">
            <text:p>Step 2: Add group with dot in Group Name</text:p>
          </table:table-cell>
          <table:table-cell table:style-name="ce124" office:value-type="string">
            <text:p><text:span text:style-name="T9">- Input value for Group </text:span><text:span text:style-name="T9">Name, start dot 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FNC_GTN_PLT_ORG_03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out selecting group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4" office:value-type="string">
            <text:p>Show message alerts user have to select one group to edi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Check Edit group form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blank Label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blank Label</text:p>
          </table:table-cell>
          <table:table-cell table:style-name="ce149" office:value-type="string">
            <text:p>Step 2: Edit with blank Label</text:p>
          </table:table-cell>
          <table:table-cell table:style-name="ce124" office:value-type="string">
            <text:p>- Clean current value in Label, leave it blank</text:p>
            <text:p>- Click <text:span text:style-name="T7">Save</text:span></text:p>
          </table:table-cell>
          <table:table-cell table:style-name="ce124" office:value-type="string">
            <text:p>Edit group successfully, value for label is group Name instead of blank as defa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49" office:value-type="string">
            <text:p>Step 2: Edit with Label less than 3 characters</text:p>
          </table:table-cell>
          <table:table-cell table:style-name="ce102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4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50" office:value-type="string">
            <text:p>Step 3: Edit with Label over 30 characters</text:p>
          </table:table-cell>
          <table:table-cell table:style-name="ce102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50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contains space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contains space</text:p>
          </table:table-cell>
          <table:table-cell table:style-name="ce102" office:value-type="string">
            <text:p>Step 2: Edit with Label contains space</text:p>
          </table:table-cell>
          <table:table-cell table:style-name="ce124" office:value-type="string">
            <text:p>- Change current value of Label contains space</text:p>
            <text:p>- Click <text:span text:style-name="T7">Save</text:span></text:p>
          </table:table-cell>
          <table:table-cell table:style-name="ce124" office:value-type="string">
            <text:p>Edit group successfully. Group is displayed in left pane with edited label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</text:p>
          </table:table-cell>
          <table:table-cell table:style-name="ce102" office:value-type="string">
            <text:p>Step 2: Change description of group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 with over max length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 with over max length</text:p>
          </table:table-cell>
          <table:table-cell table:style-name="ce102" office:value-type="string">
            <text:p>Step 2: Change description of group with over max length</text:p>
          </table:table-cell>
          <table:table-cell table:style-name="ce124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3" office:value-type="string">
            <text:p>Show message alerts group's description must be less than 255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FNC_GTN_PLT_ORG_03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ith deleting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Delete group with deleting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4" office:value-type="string">
            <text:p>Selecting group and its sub groups are deleted. They're disappeared from groups list in lef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</text:span><text:span text:style-name="T19">corresponding to one group</text:span></text:p>
            <text:p><text:span text:style-name="T19">- Click </text:span><text:span text:style-name="T7">Cancel</text:span><text:span text:style-name="T19"> in confirm </text:span><text:span text:style-name="T19">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5" office:value-type="string">
            <text:p>Selecting group and its sub group are not removed from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4" office:value-type="string">
            <text:p>Step 1: Delete grou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4" office:value-type="string">
            <text:p>Show message alerts user have to select one group to delete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24" table:number-columns-repeated="6"/>
          <table:table-cell table:style-name="ce132"/>
          <table:table-cell table:style-name="ce159"/>
          <table:table-cell table:style-name="ce162" table:number-columns-repeated="238"/>
        </table:table-row>
        <table:table-row table:style-name="ro22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user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Create new group &amp; assign user A in new added group</text:p>
          </table:table-cell>
          <table:table-cell table:style-name="ce102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2: Check membership of user in a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54" office:value-type="string">
            <text:p>New added group name and user's role in that group are displayed in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3: Delete group</text:p>
          </table:table-cell>
          <table:table-cell table:style-name="ce102" office:value-type="string">
            <text:p>- Back to Group management</text:p>
            <text:p>- Delete new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4: Check membership of user in deleted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02" office:value-type="string">
            <text:p>Deleted group name and user's role in that group are disappears in list.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pages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2: Create page for group</text:p>
          </table:table-cell>
          <table:table-cell table:style-name="ce124" office:value-type="string">
            <text:p>Create some pages for added group</text:p>
          </table:table-cell>
          <table:table-cell table:style-name="ce124" office:value-type="string">
            <text:p>- Create pages successfully</text:p>
            <text:p>- Those pages are listed in Manage Pages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3: Edit group's pages</text:p>
          </table:table-cell>
          <table:table-cell table:style-name="ce124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4" office:value-type="string">
            <text:p>Edit page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49" office:value-type="string">
            <text:p>Step 4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5: Check existing of deleted group's pages that was not changed Edit permission</text:p>
          </table:table-cell>
          <table:table-cell table:style-name="ce102" office:value-type="string">
            <text:p>- Go to <text:span text:style-name="T7">Exo Start/ </text:span><text:span text:style-name="T7">Administration/ Advanced/ </text:span><text:span text:style-name="T7">Manage Pages</text:span></text:p>
            <text:p><text:span text:style-name="T19">- Search pages of deleted </text:span><text:span text:style-name="T19">group</text:span></text:p>
          </table:table-cell>
          <table:table-cell table:style-name="ce102" office:value-type="string">
            <text:p>No page is foun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6: Check existing of deleted group's pages that was <text:s/>changed Edit permission</text:p>
          </table:table-cell>
          <table:table-cell table:style-name="ce151" office:value-type="string">
            <text:p>Search pages of deleted group with “owner is” is the group that was re-assigned Edit permission</text:p>
          </table:table-cell>
          <table:table-cell table:style-name="ce102" office:value-type="string">
            <text:p>No page is found ( while deleting a group, it will delete all pages owned by that group)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creating page for deleted group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  <text:p>- Create navigation for added group</text:p>
            <text:p>- Add new node for group navigation</text:p>
          </table:table-cell>
          <table:table-cell table:style-name="ce102" office:value-type="string">
            <text:p>- Add group &amp; <text:s/>user into group successfully</text:p>
            <text:p>- Add new node successfully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2: Check create page for added group by wizard</text:p>
          </table:table-cell>
          <table:table-cell table:style-name="ce102" office:value-type="string">
            <text:p>Use account of user A to create new page for added group by wizard</text:p>
          </table:table-cell>
          <table:table-cell table:style-name="ce102" office:value-type="string">
            <text:p>Added group's nav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3: Check create page for added group by Advanced</text:p>
          </table:table-cell>
          <table:table-cell table:style-name="ce102" office:value-type="string">
            <text:p>Use account of user A to create new page for added group in Manage Pages in Advanced</text:p>
          </table:table-cell>
          <table:table-cell table:style-name="ce102" office:value-type="string">
            <text:p>Added group is displayed in list to select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4: Delete group</text:p>
          </table:table-cell>
          <table:table-cell table:style-name="ce102" office:value-type="string">
            <text:p>Use Admin/HR account to delete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5: Check creating page for deleted group by wizard</text:p>
          </table:table-cell>
          <table:table-cell table:style-name="ce102" office:value-type="string">
            <text:p>Use account of user A to create new page for deleted group by wizard</text:p>
          </table:table-cell>
          <table:table-cell table:style-name="ce102" office:value-type="string">
            <text:p>Deleted group's nav disappears in list, can not select to create page for deleted group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02" office:value-type="string">
            <text:p>Step 6: Check creating page for deleted group by Advanced</text:p>
          </table:table-cell>
          <table:table-cell table:style-name="ce102" office:value-type="string">
            <text:p>Use account of user A to create new page for deleted group in Manage Pages in Advanced</text:p>
          </table:table-cell>
          <table:table-cell table:style-name="ce102" office:value-type="string">
            <text:p>Added group disappears from list, can not select to add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2: Create navigation for added group</text:p>
          </table:table-cell>
          <table:table-cell table:style-name="ce151" office:value-type="string">
            <text:p>Use account of user A to create navigation for new added group </text:p>
          </table:table-cell>
          <table:table-cell table:style-name="ce102" office:value-type="string">
            <text:p>Navigation for new added group is created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49" office:value-type="string">
            <text:p>Step 3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4: Check existing of deleted group's navigation</text:p>
          </table:table-cell>
          <table:table-cell table:style-name="ce151" office:value-type="string">
            <text:p>Use Admin account to go to <text:span text:style-name="T7">Group navigation list</text:span></text:p>
          </table:table-cell>
          <table:table-cell table:style-name="ce102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himself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02" office:value-type="string">
            <text:p>Step 2: Show form to edit group</text:p>
          </table:table-cell>
          <table:table-cell table:style-name="ce124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49" office:value-type="string">
            <text:p>Step 3: Delete group</text:p>
          </table:table-cell>
          <table:table-cell table:style-name="ce124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You can't delete this group because it is being used by an other program.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another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2: Show form to edit group</text:p>
          </table:table-cell>
          <table:table-cell table:style-name="ce102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3: Delete group by another user</text:p>
          </table:table-cell>
          <table:table-cell table:style-name="ce102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roup and its sub group are removed from list. They're disappear from group list in the left pane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group ( Platform or Platform/Users or <text:span text:style-name="T22">Platform</text:span>/Guests)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6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4" office:value-type="string">
            <text:p>Delete group which is mandatory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</text:span><text:span text:style-name="T19">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FNC_GTN_PLT_ORG_03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on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one</text:p>
          </table:table-cell>
          <table:table-cell table:style-name="ce102" office:value-type="string">
            <text:p>Step 2: Add user without select anyone</text:p>
          </table:table-cell>
          <table:table-cell table:style-name="ce124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 The field "User Name" is required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n-available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n-available user into group</text:p>
          </table:table-cell>
          <table:table-cell table:style-name="ce102" office:value-type="string">
            <text:p>Step 2: Add unavailable user</text:p>
          </table:table-cell>
          <table:table-cell table:style-name="ce124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4" office:value-type="string">
            <text:p>Show message alerts input user name does not ex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search user function when add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3: Search available user with completed user name</text:p>
          </table:table-cell>
          <table:table-cell table:style-name="ce124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4: Search un-available user</text:p>
          </table:table-cell>
          <table:table-cell table:style-name="ce151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02" office:value-type="string">
            <text:p>No result is returned in search resul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5: Search with in completed word but has * to find the left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6: Search with not completed word</text:p>
          </table:table-cell>
          <table:table-cell table:style-name="ce124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contains <text:span text:style-name="T22">incomplete</text:span> word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7: Search with key word includes special characters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s list with message: Empty data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2: Add new membership</text:p>
          </table:table-cell>
          <table:table-cell table:style-name="ce102" office:value-type="string">
            <text:p>- Login by another admin/HR manager in another place</text:p>
            <text:p>- Add new Membership in Membership Management</text:p>
          </table:table-cell>
          <table:table-cell table:style-name="ce102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3: Check membership list when add new user before refresh list</text:p>
          </table:table-cell>
          <table:table-cell table:style-name="ce102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02" office:value-type="string">
            <text:p>New added membership has not been list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4: Add user into group with new added membership</text:p>
          </table:table-cell>
          <table:table-cell table:style-name="ce102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02" office:value-type="string">
            <text:p>Membership list in Membership field is updated with new added membership at step 2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different roles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02" office:value-type="string">
            <text:p>Step 2: Add user into group with the first role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49" office:value-type="string">
            <text:p>Step 3: Add user into group with another role</text:p>
          </table:table-cell>
          <table:table-cell table:style-name="ce124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the same exiting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02" office:value-type="string">
            <text:p>Step 2: Add user into group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49" office:value-type="string">
            <text:p>Step 3: Add user into group with the same role</text:p>
          </table:table-cell>
          <table:table-cell table:style-name="ce124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4" office:value-type="string">
            <text:p>Show message alerts this user with this role already exists in current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duplicate user into a group with the same role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<text:span text:style-name="T24">- Input the same user name </text:span><text:span text:style-name="T24">are <text:s/>s</text:span><text:span text:style-name="T25">eparated</text:span><text:span text:style-name="T24"> by comma </text:span></text:p>
            <text:p><text:span text:style-name="T26">- Select the same </text:span><text:span text:style-name="T26">membership </text:span></text:p>
            <text:p><text:span text:style-name="T26">- Click Save</text:span></text:p>
          </table:table-cell>
          <table:table-cell table:style-name="ce102" office:value-type="string">
            <text:p>Show message alert user name duplicate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 into group and after delete an user 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 group</text:p>
          </table:table-cell>
          <table:table-cell table:style-name="ce124" office:value-type="string">
            <text:p>Step 1: Show root of group lis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Do not select any group in the groups list</text:p>
          </table:table-cell>
          <table:table-cell table:style-name="ce124" office:value-type="string">
            <text:p>- Groups list is shown</text:p>
            <text:p>- A blank users list is shown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 group</text:p>
          </table:table-cell>
          <table:table-cell table:style-name="ce102" office:value-type="string">
            <text:p>Step 2: Add user</text:p>
          </table:table-cell>
          <table:table-cell table:style-name="ce124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4" office:value-type="string">
            <text:p>Show message alerts you have to select group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3: Add user</text:p>
          </table:table-cell>
          <table:table-cell table:style-name="ce124" office:value-type="string">
            <text:p>- In form: don't option any user in Select User form</text:p>
            <text:p>- Click <text:span text:style-name="T7">Add</text:span></text:p>
          </table:table-cell>
          <table:table-cell table:style-name="ce124" office:value-type="string">
            <text:p>Show message alert you have check at least one use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3: Add multi users</text:p>
          </table:table-cell>
          <table:table-cell table:style-name="ce124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3: Add some users</text:p>
          </table:table-cell>
          <table:table-cell table:style-name="ce124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FNC_GTN_PLT_ORG_03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</text:span><text:span text:style-name="T7">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for user from existing group</text:p>
          </table:table-cell>
          <table:table-cell table:style-name="ce149" office:value-type="string">
            <text:p>Step 2: Edit membership</text:p>
          </table:table-cell>
          <table:table-cell table:style-name="ce124" office:value-type="string">
            <text:p>- Change current value in membership for user</text:p>
            <text:p>- Click <text:span text:style-name="T7">Save</text:span></text:p>
          </table:table-cell>
          <table:table-cell table:style-name="ce124" office:value-type="string">
            <text:p>Membership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</text:span><text:span text:style-name="T7">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ith <text:s text:c="2"/>existing</text:p>
          </table:table-cell>
          <table:table-cell table:style-name="ce102" office:value-type="string">
            <text:p>Step 2: Edit membership with <text:s text:c="2"/>existing</text:p>
          </table:table-cell>
          <table:table-cell table:style-name="ce124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4" office:value-type="string">
            <text:p>Show message alert Membership type is existing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</text:p>
            <text:p>- Select <text:span text:style-name="T7">Group </text:span><text:span text:style-name="T7">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2: Delete user from existing group</text:p>
          </table:table-cell>
          <table:table-cell table:style-name="ce124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3: Edit membership</text:p>
          </table:table-cell>
          <table:table-cell table:style-name="ce124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4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membership name</text:p>
            <text:p>- Click <text:span text:style-name="T7">Save</text:span></text:p>
          </table:table-cell>
          <table:table-cell table:style-name="ce102" office:value-type="string">
            <text:p>New membership is created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3: Select group</text:p>
          </table:table-cell>
          <table:table-cell table:style-name="ce124" office:value-type="string">
            <text:p>- Select Group Management tab 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4: Add user into group</text:p>
          </table:table-cell>
          <table:table-cell table:style-name="ce152" office:value-type="string">
            <text:p><text:span text:style-name="T24">- Input value for username</text:span></text:p>
            <text:p><text:span text:style-name="T26">- Select membership which </text:span><text:span text:style-name="T26">created above</text:span></text:p>
            <text:p><text:span text:style-name="T26">- Click 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5: show edit user form</text:p>
          </table:table-cell>
          <table:table-cell table:style-name="ce124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6: Show Membership Management tab</text:p>
          </table:table-cell>
          <table:table-cell table:style-name="ce124" office:value-type="string"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7: Delete membership</text:p>
          </table:table-cell>
          <table:table-cell table:style-name="ce124" office:value-type="string">
            <text:p>- Select membership is created and Click Delete icon corresponding to one membership</text:p>
            <text:p>- Click <text:span text:style-name="T7">OK </text:span><text:span text:style-name="T19">in confirm </text:span><text:span text:style-name="T19">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8: Check group after delete membership</text:p>
          </table:table-cell>
          <table:table-cell table:style-name="ce124" office:value-type="string">
            <text:p>- Select Group Management tab - Select group which added user</text:p>
          </table:table-cell>
          <table:table-cell table:style-name="ce124" office:value-type="string">
            <text:p>- Don't show user in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48" office:value-type="string">
            <text:p>FNC_GTN_PLT_ORG_03_07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3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073</text:p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4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074</text:p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Add existing user in a specific group with 1 or more roles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2: Check membership of user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Information about added group &amp; role are display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4: Check Membership of user in User profile after removed from specific group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075</text:p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<text:span text:style-name="T17">- Go to </text:span><text:span text:style-name="T27">User and group </text:span><text:span text:style-name="T27">management</text:span><text:span text:style-name="T17"> Page from </text:span><text:span text:style-name="T17">UserToolBarGroupPortlet </text:span></text:p>
            <text:p><text:span text:style-name="T17">- Select </text:span><text:span text:style-name="T28">Group </text:span><text:span text:style-name="T28">Management</text:span><text:span text:style-name="T17"> tab </text:span></text:p>
            <text:p>- Add existing user in a specific group with 1 or more roles</text:p>
            <text:p/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2: Check showing group's pages before deleting user from group</text:p>
          </table:table-cell>
          <table:table-cell table:style-name="ce102" office:value-type="string">
            <text:p>- Login by added user above</text:p>
            <text:p>- Create some pages for that group</text:p>
          </table:table-cell>
          <table:table-cell table:style-name="ce154" office:value-type="string">
            <text:p>Group's pages are shown proper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4: Check showing group's page after user was removed from that group</text:p>
          </table:table-cell>
          <table:table-cell table:style-name="ce102" office:value-type="string">
            <text:p>Login by above user</text:p>
          </table:table-cell>
          <table:table-cell table:style-name="ce157" office:value-type="string">
            <text:p><text:span text:style-name="T29">- If user already is removed </text:span><text:span text:style-name="T29">from group (has no role in </text:span><text:span text:style-name="T29">group anymore): </text:span></text:p>
            <text:p><text:span text:style-name="T29">he can not see any page </text:span><text:span text:style-name="T29">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</text:span><text:span text:style-name="T7">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2: Show Edit membership form</text:p>
          </table:table-cell>
          <table:table-cell table:style-name="ce102" office:value-type="string">
            <text:p>Click Edit icon corresponding to one membership</text:p>
          </table:table-cell>
          <table:table-cell table:style-name="ce157" office:value-type="string">
            <text:p>- Edit membership form appea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Click delete icon</text:p>
          </table:table-cell>
          <table:table-cell table:style-name="ce157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4: Check edit membership of user which removed from group</text:p>
          </table:table-cell>
          <table:table-cell table:style-name="ce102" office:value-type="string">
            <text:p>Click Save in Edit Membership form</text:p>
          </table:table-cell>
          <table:table-cell table:style-name="ce157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077</text:p>
          </table:table-cell>
          <table:table-cell table:style-name="ce48" office:value-type="string">
            <text:p>FNC_GTN_PLT_ORG_04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078</text:p>
          </table:table-cell>
          <table:table-cell table:style-name="ce48" office:value-type="string">
            <text:p>FNC_GTN_PLT_ORG_04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blank name membership in Membership Management</text:p>
          </table:table-cell>
          <table:table-cell table:style-name="ce102" office:value-type="string">
            <text:p>Step 2: Add new membership with no name</text:p>
          </table:table-cell>
          <table:table-cell table:style-name="ce124" office:value-type="string">
            <text:p>- Leave Name blank</text:p>
            <text:p>- Click <text:span text:style-name="T7">Save</text:span></text:p>
          </table:table-cell>
          <table:table-cell table:style-name="ce124" office:value-type="string">
            <text:p>Show message alerts membership name must be inpu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079</text:p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special characters in Name by Membership management</text:p>
          </table:table-cell>
          <table:table-cell table:style-name="ce102" office:value-type="string">
            <text:p>Step 2: Add membership with special characters in name</text:p>
          </table:table-cell>
          <table:table-cell table:style-name="ce151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02" office:value-type="string">
            <text:p>Show message alert only alpha, digit, dash and underscore characters allowed for the field Membership name.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080</text:p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less than 3 or over 30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4" office:value-type="string">
            <text:p>Show message alerts Membership name must be over 3 and less than 30 charact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081</text:p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4" office:value-type="string">
            <text:p>Step 1: Create membership</text:p>
          </table:table-cell>
          <table:table-cell table:style-name="ce124" office:value-type="string">
            <text:p>- Input valid Name</text:p>
            <text:p>- Click <text:span text:style-name="T7">Save</text:span>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the same with existing</text:p>
          </table:table-cell>
          <table:table-cell table:style-name="ce102" office:value-type="string">
            <text:p>Step 2: Create same name membership</text:p>
          </table:table-cell>
          <table:table-cell table:style-name="ce124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4" office:value-type="string">
            <text:p>Show message alerts this membership already exist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</text:p>
            <text:p>with Description over 255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text:s/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02" office:value-type="string">
            <text:p>Step 2: Check Reset when add new membership form is blank</text:p>
          </table:table-cell>
          <table:table-cell table:style-name="ce124" office:value-type="string">
            <text:p>- Do not input any value in add new membership form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49" office:value-type="string">
            <text:p>Step 3: Check Reset when already input value into fields</text:p>
          </table:table-cell>
          <table:table-cell table:style-name="ce124" office:value-type="string">
            <text:p>- Input Name, Description</text:p>
            <text:p>- Click <text:span text:style-name="T7">Reset</text:span></text:p>
          </table:table-cell>
          <table:table-cell table:style-name="ce124" office:value-type="string">
            <text:p>Fields are cleaned, all fields are blank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FNC_GTN_PLT_ORG_04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FNC_GTN_PLT_ORG_04_03</text:p>
          </table:table-cell>
          <table:table-cell table:style-name="ce145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02" office:value-type="string">
            <text:p>Step 2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FNC_GTN_PLT_ORG_04_03</text:p>
          </table:table-cell>
          <table:table-cell table:style-name="ce145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49" office:value-type="string">
            <text:p>Step 3: Edit Description with valid value</text:p>
          </table:table-cell>
          <table:table-cell table:style-name="ce124" office:value-type="string">
            <text:p>- Change current value in Description</text:p>
            <text:p>- Click <text:span text:style-name="T7">Save</text:span></text:p>
          </table:table-cell>
          <table:table-cell table:style-name="ce124" office:value-type="string">
            <text:p>Description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FNC_GTN_PLT_ORG_04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 <text:span text:style-name="T7">OK </text:span><text:span text:style-name="T19">in confirm </text:span><text:span text:style-name="T19">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out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<text:span text:style-name="T7"> Cancel </text:span><text:span text:style-name="T19">in confirm </text:span><text:span text:style-name="T19">message</text:span></text:p>
          </table:table-cell>
          <table:table-cell table:style-name="ce124" office:value-type="string">
            <text:p>That membership is not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7">
          <table:table-cell table:style-name="ce110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himself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- Login by admin/HR manager</text:p>
            <text:p>- Click Edit icon corresponding to one membership in Membership management form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another</text:p>
          </table:table-cell>
          <table:table-cell table:style-name="ce102" office:value-type="string">
            <text:p>Step 2: Delete membership by another user</text:p>
          </table:table-cell>
          <table:table-cell table:style-name="ce124" office:value-type="string">
            <text:p>- Login by another admin/HR manager in another place </text:p>
            <text:p>- Click <text:span text:style-name="T7">Delete </text:span><text:span text:style-name="T19">icon </text:span><text:span text:style-name="T19">corresponding to above </text:span><text:span text:style-name="T19">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Delete above membership type in Membership Management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49" office:value-type="string">
            <text:p>Step 3: Check existing of user in group</text:p>
          </table:table-cell>
          <table:table-cell table:style-name="ce124" office:value-type="string">
            <text:p>Back to group at step 1</text:p>
          </table:table-cell>
          <table:table-cell table:style-name="ce124" office:value-type="string">
            <text:p>The user with deleted membership disappears from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090</text:p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2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are displayed in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3: Delete membership</text:p>
          </table:table-cell>
          <table:table-cell table:style-name="ce124" office:value-type="string">
            <text:p>Go to Membership Management &amp; delete membership that is assigned for user at step 1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4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disappears from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091</text:p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4" office:value-type="string">
            <text:p>Step 1: Select membershi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16">Membership</text:span><text:span text:style-name="T7"> </text:span><text:span text:style-name="T7">Management</text:span> tab</text:p>
            <text:p>- Select membership is member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0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ch is mandatory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<text:span text:style-name="T19"> icon </text:span><text:span text:style-name="T19">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7" table:number-rows-repeated="591">
          <table:table-cell table:number-columns-repeated="256"/>
        </table:table-row>
        <table:table-row table:style-name="ro17">
          <table:table-cell table:number-columns-repeated="4"/>
          <table:table-cell>
            <draw:frame table:end-cell-address="Organization.E868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7" table:number-rows-repeated="64667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9" table:default-cell-style-name="ce107"/>
        <table:table-column table:style-name="co30" table:default-cell-style-name="ce163"/>
        <table:table-column table:style-name="co31" table:default-cell-style-name="ce164"/>
        <table:table-column table:style-name="co32" table:default-cell-style-name="ce164"/>
        <table:table-column table:style-name="co33" table:default-cell-style-name="ce164"/>
        <table:table-column table:style-name="co24" table:default-cell-style-name="ce164"/>
        <table:table-column table:style-name="co25" table:default-cell-style-name="ce164"/>
        <table:table-column table:style-name="co26" table:default-cell-style-name="ce164"/>
        <table:table-column table:style-name="co10" table:number-columns-repeated="248" table:default-cell-style-name="ce164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2" table:number-columns-repeated="3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22];[.$K1])" office:value-type="float" office:value="0">
            <text:p>0</text:p>
          </table:table-cell>
          <table:table-cell table:style-name="ce133" table:formula="oooc:=COUNTIF([.M$7:.M$1022];[.$K1])" office:value-type="float" office:value="0">
            <text:p>0</text:p>
          </table:table-cell>
          <table:table-cell table:style-name="ce133" table:formula="oooc:=COUNTIF([.N$7:.N$1022];[.$K1])" office:value-type="float" office:value="0">
            <text:p>0</text:p>
          </table:table-cell>
          <table:table-cell table:style-name="ce133" table:formula="oooc:=COUNTIF([.O$7:.O$1022];[.$K1])" office:value-type="float" office:value="0">
            <text:p>0</text:p>
          </table:table-cell>
          <table:table-cell table:style-name="ce112" table:number-columns-repeated="2"/>
          <table:table-cell table:style-name="ce193" table:number-columns-repeated="218"/>
          <table:table-cell table:style-name="ce123" table:number-columns-repeated="21"/>
        </table:table-row>
        <table:table-row table:style-name="ro21">
          <table:table-cell/>
          <table:table-cell table:style-name="ce123" table:number-columns-repeated="4"/>
          <table:table-cell table:style-name="ce107"/>
          <table:table-cell table:style-name="ce123" table:number-columns-repeated="4"/>
          <table:table-cell table:style-name="ce133" office:value-type="string">
            <text:p>Failed</text:p>
          </table:table-cell>
          <table:table-cell table:style-name="ce133" table:formula="oooc:=COUNTIF([.L$7:.L$1022];[.$K2])" office:value-type="float" office:value="0">
            <text:p>0</text:p>
          </table:table-cell>
          <table:table-cell table:style-name="ce133" table:formula="oooc:=COUNTIF([.M$7:.M$1022];[.$K2])" office:value-type="float" office:value="0">
            <text:p>0</text:p>
          </table:table-cell>
          <table:table-cell table:style-name="ce133" table:formula="oooc:=COUNTIF([.N$7:.N$1022];[.$K2])" office:value-type="float" office:value="0">
            <text:p>0</text:p>
          </table:table-cell>
          <table:table-cell table:style-name="ce133" table:formula="oooc:=COUNTIF([.O$7:.O$1022];[.$K2])" office:value-type="float" office:value="0">
            <text:p>0</text:p>
          </table:table-cell>
          <table:table-cell table:style-name="ce123" table:number-columns-repeated="241"/>
        </table:table-row>
        <table:table-row table:style-name="ro5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22];[.$K3])" office:value-type="float" office:value="0">
            <text:p>0</text:p>
          </table:table-cell>
          <table:table-cell table:style-name="ce133" table:formula="oooc:=COUNTIF([.M$7:.M$1022];[.$K3])" office:value-type="float" office:value="0">
            <text:p>0</text:p>
          </table:table-cell>
          <table:table-cell table:style-name="ce133" table:formula="oooc:=COUNTIF([.N$7:.N$1022];[.$K3])" office:value-type="float" office:value="0">
            <text:p>0</text:p>
          </table:table-cell>
          <table:table-cell table:style-name="ce133" table:formula="oooc:=COUNTIF([.O$7:.O$1022];[.$K3])" office:value-type="float" office:value="0">
            <text:p>0</text:p>
          </table:table-cell>
          <table:table-cell table:style-name="ce135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1041])" office:value-type="float" office:value="80" table:number-columns-spanned="3" table:number-rows-spanned="1">
            <text:p>80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22];[.$K4])" office:value-type="float" office:value="0">
            <text:p>0</text:p>
          </table:table-cell>
          <table:table-cell table:style-name="ce133" table:formula="oooc:=COUNTIF([.M$7:.M$1022];[.$K4])" office:value-type="float" office:value="0">
            <text:p>0</text:p>
          </table:table-cell>
          <table:table-cell table:style-name="ce133" table:formula="oooc:=COUNTIF([.N$7:.N$1022];[.$K4])" office:value-type="float" office:value="0">
            <text:p>0</text:p>
          </table:table-cell>
          <table:table-cell table:style-name="ce133" table:formula="oooc:=COUNTIF([.O$7:.O$1022];[.$K4])" office:value-type="float" office:value="0">
            <text:p>0</text:p>
          </table:table-cell>
          <table:table-cell table:style-name="ce136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18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22];[.$K5])" office:value-type="float" office:value="0">
            <text:p>0</text:p>
          </table:table-cell>
          <table:table-cell table:style-name="ce133" table:formula="oooc:=COUNTIF([.M$7:.M$1022];[.$K5])" office:value-type="float" office:value="0">
            <text:p>0</text:p>
          </table:table-cell>
          <table:table-cell table:style-name="ce133" table:formula="oooc:=COUNTIF([.N$7:.N$1022];[.$K5])" office:value-type="float" office:value="0">
            <text:p>0</text:p>
          </table:table-cell>
          <table:table-cell table:style-name="ce133" table:formula="oooc:=COUNTIF([.O$7:.O$1022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107" table:number-columns-repeated="237"/>
        </table:table-row>
        <table:table-row table:style-name="ro23">
          <table:table-cell table:style-name="ce109" office:value-type="float" office:value="1">
            <text:p>001</text:p>
          </table:table-cell>
          <table:table-cell table:style-name="ce51" office:value-type="string">
            <text:p>FNC_GTN_PLT_APPR_05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FNC_GTN_PLT_APPR_05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02" office:value-type="string">
            <text:p>Step 3: Add new category with no name</text:p>
          </table:table-cell>
          <table:table-cell table:style-name="ce124" office:value-type="string">
            <text:p>- Leave <text:span text:style-name="T7">Category Name </text:span><text:span text:style-name="T19">blank</text:span></text:p>
            <text:p><text:span text:style-name="T19">- Input valid values for </text:span><text:span text:style-name="T19">Permission 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02" office:value-type="string">
            <text:p>Step 3: Add new category with name starts with number</text:p>
          </table:table-cell>
          <table:table-cell table:style-name="ce124" office:value-type="string">
            <text:p>- Input value for <text:span text:style-name="T7">Category </text:span><text:span text:style-name="T7">Name</text:span><text:span text:style-name="T19"> with number as the </text:span><text:span text:style-name="T19">first character</text:span></text:p>
            <text:p><text:span text:style-name="T19">- Input valid values for </text:span><text:span text:style-name="T19">Permission Settings</text:span></text:p>
            <text:p><text:span text:style-name="T19">- Click </text:span><text:span text:style-name="T7">Save</text:span></text:p>
          </table:table-cell>
          <table:table-cell table:style-name="ce180" office:value-type="string">
            <text:p>The "Category name: " field must start with a character and must not contain special characters."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32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02" office:value-type="string">
            <text:p>Step 3: Add new category with name starts with dash and underscore characters</text:p>
          </table:table-cell>
          <table:table-cell table:style-name="ce124" office:value-type="string">
            <text:p>- Input value for <text:span text:style-name="T7">Category </text:span><text:span text:style-name="T7">Name</text:span><text:span text:style-name="T19"> with dash characters </text:span><text:span text:style-name="T19">as the first character</text:span></text:p>
            <text:p><text:span text:style-name="T19">- Input valid values for </text:span><text:span text:style-name="T19">Permission 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must start with a characte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3: Add new category with name contains alpha, digit, underscore and dash in the middle</text:p>
          </table:table-cell>
          <table:table-cell table:style-name="ce176" office:value-type="string">
            <text:p><text:span text:style-name="T32">- Input value for Category </text:span><text:span text:style-name="T33">name</text:span><text:span text:style-name="T32">, contains alpha, digit, </text:span><text:span text:style-name="T32">underscore </text:span><text:span text:style-name="T34">and dash </text:span><text:span text:style-name="T34">characters in the middle </text:span><text:span text:style-name="T34">(e.g: new.category or </text:span><text:span text:style-name="T34">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02" office:value-type="string">
            <text:p>Step 3: Add new category with name contains special characters</text:p>
          </table:table-cell>
          <table:table-cell table:style-name="ce124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re allowed for Categor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1" office:value-type="string">
            <text:p>Step 1: Add the first category</text:p>
          </table:table-cell>
          <table:table-cell table:style-name="ce141" office:value-type="string">
            <text:p>In Application Registry:</text:p>
            <text:p>Add a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same name categories</text:p>
          </table:table-cell>
          <table:table-cell table:style-name="ce102" office:value-type="string">
            <text:p>Step 2: Add same name category</text:p>
          </table:table-cell>
          <table:table-cell table:style-name="ce124" office:value-type="string">
            <text:p>Add new category that has name the same with new added category at step 1</text:p>
          </table:table-cell>
          <table:table-cell table:style-name="ce124" office:value-type="string">
            <text:p>Show message alert this category name already exist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3: Add the first category</text:p>
          </table:table-cell>
          <table:table-cell table:style-name="ce141" office:value-type="string">
            <text:p>Add a category with valid values ( 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24" office:value-type="string">
            <text:p>Step 4: Create new same Category name</text:p>
          </table:table-cell>
          <table:table-cell table:style-name="ce102" office:value-type="string">
            <text:p>Create the second category name with the same category name but different with existing by lower/upper case (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1" office:value-type="string">
            <text:p>Step 1: Add new category with name less than 3 characters</text:p>
          </table:table-cell>
          <table:table-cell table:style-name="ce141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categor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less than 3 or over 30 characters</text:p>
          </table:table-cell>
          <table:table-cell table:style-name="ce141" office:value-type="string">
            <text:p>Step 2: Add new category with name over 30 characters</text:p>
          </table:table-cell>
          <table:table-cell table:style-name="ce141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Category name: " must be between "3" and "30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Add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category with blank Display Name</text:p>
          </table:table-cell>
          <table:table-cell table:style-name="ce102" office:value-type="string">
            <text:p>Step 2: Check after add new category with blank Display Name successfully</text:p>
          </table:table-cell>
          <table:table-cell table:style-name="ce124" office:value-type="string">
            <text:p>- Select new added category at above step</text:p>
            <text:p>- Click <text:span text:style-name="T7">Edit</text:span> icon</text:p>
          </table:table-cell>
          <table:table-cell table:style-name="ce124" office:value-type="string">
            <text:p>Information of selecting category is displayed in form: Display Name is not blank, it is the category name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1" office:value-type="string">
            <text:p>Step 1: Add new category with Display name less than 3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Display Name less than 3 or over 30 characters</text:p>
          </table:table-cell>
          <table:table-cell table:style-name="ce141" office:value-type="string">
            <text:p>Step 2: Add new category with Display name over 30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<text:span text:style-name="T7">Display </text:span><text:span text:style-name="T7">Name,</text:span> contains over 30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1" office:value-type="string">
            <text:p>Step 1: Add new category without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blank Description</text:p>
          </table:table-cell>
          <table:table-cell table:style-name="ce102" office:value-type="string">
            <text:p>Step 2: Check after adding new category with blank Description successfully</text:p>
          </table:table-cell>
          <table:table-cell table:style-name="ce124" office:value-type="string">
            <text:p>Select new added category, click <text:span text:style-name="T7">Edit</text:span> icon</text:p>
          </table:table-cell>
          <table:table-cell table:style-name="ce124" office:value-type="string">
            <text:p>Edit selecting category is shown, Description is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1" office:value-type="string">
            <text:p>Step 1: Add new category <text:s/>with over max length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Description: " must be between "0" and "255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3: Check when choose public option for new category</text:p>
          </table:table-cell>
          <table:table-cell table:style-name="ce171" office:value-type="string">
            <text:p>- Input valid values for Category Settings</text:p>
            <text:p>- Choose “Make it public” option in Permission Settings</text:p>
          </table:table-cell>
          <table:table-cell table:style-name="ce171" office:value-type="string">
            <text:p>The form to list specific groups/memberships below disappear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4: Complete creating public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3: Check form to select group/membership for permission</text:p>
          </table:table-cell>
          <table:table-cell table:style-name="ce171" office:value-type="string">
            <text:p>- Input valid values for Category Settings</text:p>
            <text:p>- Click <text:span text:style-name="T7">Add Permission</text:span></text:p>
          </table:table-cell>
          <table:table-cell table:style-name="ce171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4: Check after select group/membership to assign right on new category</text:p>
          </table:table-cell>
          <table:table-cell table:style-name="ce171" office:value-type="string">
            <text:p>Select group from left pane then select membership from right pane</text:p>
          </table:table-cell>
          <table:table-cell table:style-name="ce171" office:value-type="string">
            <text:p>Selected group/membership are displayed as one row in Group and Membership form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5: Complete adding new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1" office:value-type="string">
            <text:p>Step 1: Show select group/membership to assign right form</text:p>
          </table:table-cell>
          <table:table-cell table:style-name="ce141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3" office:value-type="string">
            <text:p>Select permission form is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Check selecting group/membership in case select membership before selecting any group</text:p>
          </table:table-cell>
          <table:table-cell table:style-name="ce171" office:value-type="string">
            <text:p>Step 2: Select membership</text:p>
          </table:table-cell>
          <table:table-cell table:style-name="ce171" office:value-type="string">
            <text:p>- Do not select any group in left pane</text:p>
            <text:p>- Click to select one membership in right pane</text:p>
          </table:table-cell>
          <table:table-cell table:style-name="ce171" office:value-type="string">
            <text:p>Show message alerts have to select group before select any membership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3: Create category with no permission</text:p>
          </table:table-cell>
          <table:table-cell table:style-name="ce175" office:value-type="string">
            <text:p>- Input valid values for Category Settings </text:p>
            <text:p>- Click <text:span text:style-name="T7">Save</text:span></text:p>
          </table:table-cell>
          <table:table-cell table:style-name="ce102" office:value-type="string">
            <text:p>Show message alerts permission for category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</text:span><text:span text:style-name="T9">Permission Settings </text:span></text:p>
            <text:p>- Click <text:span text:style-name="T7">Cancel</text:span></text:p>
          </table:table-cell>
          <table:table-cell table:style-name="ce102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FNC_GTN_PLT_APPR_05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3: Edit display name with valid value</text:p>
          </table:table-cell>
          <table:table-cell table:style-name="ce124" office:value-type="string">
            <text:p>- Change current Display name with valid valu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4: Edit display name is blank</text:p>
          </table:table-cell>
          <table:table-cell table:style-name="ce124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4" office:value-type="string">
            <text:p>Edit category successfully, value for display name is category Name instead of blank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5: Edit Display Name less than 3 characters</text:p>
          </table:table-cell>
          <table:table-cell table:style-name="ce124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4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6: Edit Display Name over 30 characters</text:p>
          </table:table-cell>
          <table:table-cell table:style-name="ce124" office:value-type="string">
            <text:p>- Change Display Name over 30 characters</text:p>
            <text:p>- Click <text:span text:style-name="T7">Save</text:span></text:p>
          </table:table-cell>
          <table:table-cell table:style-name="ce124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57" office:value-type="string">
            <text:p>Step 7: Edit category with display name contains space</text:p>
          </table:table-cell>
          <table:table-cell table:style-name="ce124" office:value-type="string">
            <text:p>- Change current value of display name contains spac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3" office:value-type="string">
            <text:p>Edit Description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3: Change Description of category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category successfully with new Description is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4: Change Description with over max length</text:p>
          </table:table-cell>
          <table:table-cell table:style-name="ce124" office:value-type="string">
            <text:p>- Change current Description with over 255 characters </text:p>
            <text:p>- Click Save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1" office:value-type="string">
            <text:p>Step 1: Add public category</text:p>
          </table:table-cell>
          <table:table-cell table:style-name="ce141" office:value-type="string">
            <text:p>Create new category with checked “Make it public” option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2: Check public category</text:p>
          </table:table-cell>
          <table:table-cell table:style-name="ce124" office:value-type="string">
            <text:p>- Add some application (public) into added category</text:p>
            <text:p/>
          </table:table-cell>
          <table:table-cell table:style-name="ce124" office:value-type="string">
            <text:p>Everyone can see this category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3: Edit category</text:p>
          </table:table-cell>
          <table:table-cell table:style-name="ce124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4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4: Check accessing above category without right</text:p>
          </table:table-cell>
          <table:table-cell table:style-name="ce171" office:value-type="string">
            <text:p>- Use account of user who is not in the selected group to assign right at step 3</text:p>
            <text:p/>
          </table:table-cell>
          <table:table-cell table:style-name="ce181" office:value-type="string">
            <text:p>Can't see category which user does not have right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5: Check accessing above category with right</text:p>
          </table:table-cell>
          <table:table-cell table:style-name="ce171" office:value-type="string">
            <text:p>- Login by user who is in selected group/membership when assign right at step 3</text:p>
            <text:p/>
          </table:table-cell>
          <table:table-cell table:style-name="ce171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1" office:value-type="string">
            <text:p>Step 1: Add category with limit of access users</text:p>
          </table:table-cell>
          <table:table-cell table:style-name="ce141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2: Check accessing category with right</text:p>
          </table:table-cell>
          <table:table-cell table:style-name="ce124" office:value-type="string">
            <text:p>Go to create page by for group by user who is in selected group/membership that has access right on added category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3: Check accessing category without right</text:p>
          </table:table-cell>
          <table:table-cell table:style-name="ce124" office:value-type="string">
            <text:p>Go to create page by for group by user who is not in selected group/membership that has access right on added category</text:p>
          </table:table-cell>
          <table:table-cell table:style-name="ce124" office:value-type="string">
            <text:p>This category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4: Change access right of category to public</text:p>
          </table:table-cell>
          <table:table-cell table:style-name="ce171" office:value-type="string">
            <text:p>Edit above category with checked “Make it public” option</text:p>
          </table:table-cell>
          <table:table-cell table:style-name="ce171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5: Check accessing public category</text:p>
          </table:table-cell>
          <table:table-cell table:style-name="ce124" office:value-type="string">
            <text:p>- Login by any user</text:p>
            <text:p>- Go to create page by group at step 3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02" office:value-type="string">
            <text:p>Step 1: Show form to edit category</text:p>
            <text:p>( at window 1)</text:p>
          </table:table-cell>
          <table:table-cell table:style-name="ce124" office:value-type="string">
            <text:p>- Select a category in list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2: Delete category</text:p>
            <text:p>( at window 2)</text:p>
          </table:table-cell>
          <table:table-cell table:style-name="ce124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3: Edit category</text:p>
            <text:p>( at window 1)</text:p>
          </table:table-cell>
          <table:table-cell table:style-name="ce124" office:value-type="string">
            <text:p>- Change current some value</text:p>
            <text:p>- Click <text:span text:style-name="T7">Save</text:span></text:p>
          </table:table-cell>
          <table:table-cell table:style-name="ce124" office:value-type="string">
            <text:p>Show message alert the category doesn't exist or has been deleted.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FNC_GTN_PLT_APPR_05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 without confirm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</text:span><text:span text:style-name="T19">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</text:span><text:span text:style-name="T19">message</text:span></text:p>
          </table:table-cell>
          <table:table-cell table:style-name="ce160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all category in Application</text:p>
          </table:table-cell>
          <table:table-cell table:style-name="ce102" office:value-type="string">
            <text:p>Step 2: Delete all category in Application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Show message alert there are no categories. You can click "Add Category" or "Auto Import" button to add category.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49" office:value-type="string">
            <text:p>Step 3: Delete category</text:p>
          </table:table-cell>
          <table:table-cell table:style-name="ce124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this category is being used, can not delet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2: Show form to edit category</text:p>
          </table:table-cell>
          <table:table-cell table:style-name="ce102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3: Delete category by another user</text:p>
          </table:table-cell>
          <table:table-cell table:style-name="ce102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category and all application are deleted. They're disappeared from category list in left pan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FNC_GTN_PLT_APPR_05_04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FNC_GTN_PLT_APPR_05_04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1" office:value-type="string">
            <text:p>Import application from Application Registry</text:p>
          </table:table-cell>
          <table:table-cell table:style-name="ce171" office:value-type="string">
            <text:p>Step 2: Import</text:p>
          </table:table-cell>
          <table:table-cell table:style-name="ce17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2" office:value-type="string">
            <text:p>All portlets/gadgets in different categories will be imported and listed in left pane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FNC_GTN_PLT_APPR_05_05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original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original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valid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new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2: Add application with new display name less than 3 characters</text:p>
          </table:table-cell>
          <table:table-cell table:style-name="ce171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3: Add application with new display name over 30 characters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specific category with existing application in category</text:p>
          </table:table-cell>
          <table:table-cell table:style-name="ce102" office:value-type="string">
            <text:p>Step 2: Add application with existing in category</text:p>
          </table:table-cell>
          <table:table-cell table:style-name="ce124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4" office:value-type="string">
            <text:p>Show message alerts Application is already in category and should select another o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text:s/>specific category without confirmation</text:p>
          </table:table-cell>
          <table:table-cell table:style-name="ce102" office:value-type="string">
            <text:p>Step 2: Add application into category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4" office:value-type="string">
            <text:p><text:span text:style-name="T9">- Add application form is </text:span><text:span text:style-name="T9">closed</text:span></text:p>
            <text:p><text:span text:style-name="T9">- No application is add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FNC_GTN_PLT_APPR_05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2" office:value-type="string">
            <text:p>Step 1: Create page by wizard</text:p>
          </table:table-cell>
          <table:table-cell table:style-name="ce172" office:value-type="string">
            <text:p>Create new page by wizard <text:span text:style-name="T36">[detail]</text:span></text:p>
          </table:table-cell>
          <table:table-cell table:style-name="ce172" office:value-type="string">
            <text:p>Page is created successfully 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0" office:value-type="string">
            <text:p>FNC_GTN_PLT_APPR_05_06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41" office:value-type="string">
            <text:p>Step 2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0" office:value-type="string">
            <text:p>FNC_GTN_PLT_APPR_05_06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3: Set permission for some users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0" office:value-type="string">
            <text:p>FNC_GTN_PLT_APPR_05_06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4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0" office:value-type="string">
            <text:p>FNC_GTN_PLT_APPR_05_06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5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0" office:value-type="string">
            <text:p>FNC_GTN_PLT_APPR_05_06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6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Show all user(s) (group and membership) can access the portlet. Default, show all values have set at step 3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0" office:value-type="string">
            <text:p>FNC_GTN_PLT_APPR_05_06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0" office:value-type="string">
            <text:p>FNC_GTN_PLT_APPR_05_06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2: Public application</text:p>
          </table:table-cell>
          <table:table-cell table:style-name="ce124" office:value-type="string">
            <text:p>- Select to view new added application</text:p>
            <text:p>- Choose “Make it public” option</text:p>
          </table:table-cell>
          <table:table-cell table:style-name="ce124" office:value-type="string">
            <text:p>Assign right on application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0" office:value-type="string">
            <text:p>FNC_GTN_PLT_APPR_05_06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3: Check accessing public application in public category</text:p>
          </table:table-cell>
          <table:table-cell table:style-name="ce124" office:value-type="string">
            <text:p>- Login by anyone has right to add new page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0" office:value-type="string">
            <text:p>FNC_GTN_PLT_APPR_05_06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4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default the <text:span text:style-name="T7">Make it public </text:span>option is checked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0" office:value-type="string">
            <text:p>FNC_GTN_PLT_APPR_05_06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0" office:value-type="string">
            <text:p>FNC_GTN_PLT_APPR_05_06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0" office:value-type="string">
            <text:p>FNC_GTN_PLT_APPR_05_06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3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<text:span text:style-name="T37">- Go to Group editor/add </text:span><text:span text:style-name="T37">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6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0" office:value-type="string">
            <text:p>FNC_GTN_PLT_APPR_05_06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1" office:value-type="string">
            <text:p>Step 4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<text:span text:style-name="T37">- Go to Group editor/add </text:span><text:span text:style-name="T37">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0" office:value-type="string">
            <text:p>FNC_GTN_PLT_APPR_05_06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0" office:value-type="string">
            <text:p>FNC_GTN_PLT_APPR_05_06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4" office:value-type="string">
            <text:p>Selected group/membership are displayed as one row in Group and membership Selector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0" office:value-type="string">
            <text:p>FNC_GTN_PLT_APPR_05_06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3: Check accessing above application by user has right to access category but does not have right to access application</text:p>
          </table:table-cell>
          <table:table-cell table:style-name="ce124" office:value-type="string">
            <text:p>- Login by user in group A with membership B</text:p>
            <text:p><text:span text:style-name="T37">- Go to Group editor/add </text:span><text:span text:style-name="T37">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9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0" office:value-type="string">
            <text:p>FNC_GTN_PLT_APPR_05_06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71" office:value-type="string">
            <text:p>Step 4: Check accessing above application by user has right to access the application but does not have right to access the category</text:p>
          </table:table-cell>
          <table:table-cell table:style-name="ce124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The category and of course its application(s) can not be displayed for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FNC_GTN_PLT_APPR_05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Add an application into a specific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FNC_GTN_PLT_APPR_05_07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- Select above application</text:p>
            <text:p>- Click Edit icon in the right pane</text:p>
          </table:table-cell>
          <table:table-cell table:style-name="ce124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FNC_GTN_PLT_APPR_05_07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3: Edit application with blank Display Name</text:p>
          </table:table-cell>
          <table:table-cell table:style-name="ce124" office:value-type="string">
            <text:p>- Clean current value in Display Name</text:p>
            <text:p>- Click <text:span text:style-name="T7">Save</text:span></text:p>
          </table:table-cell>
          <table:table-cell table:style-name="ce124" office:value-type="string">
            <text:p>Edit application successfully but Display Name will be Application Name instead of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FNC_GTN_PLT_APPR_05_07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4: Edit application with Display Name less than 3 characters</text:p>
          </table:table-cell>
          <table:table-cell table:style-name="ce171" office:value-type="string">
            <text:p>- Leave current Display Name less than 3 characters</text:p>
            <text:p>- Click <text:span text:style-name="T7">Save</text:span></text:p>
          </table:table-cell>
          <table:table-cell table:style-name="ce171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FNC_GTN_PLT_APPR_05_07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5: Edit application with Display Name over 30 characters</text:p>
          </table:table-cell>
          <table:table-cell table:style-name="ce171" office:value-type="string">
            <text:p>- Leave current Display Name over 30 characters</text:p>
            <text:p>- Click <text:span text:style-name="T7">Save</text:span></text:p>
          </table:table-cell>
          <table:table-cell table:style-name="ce171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FNC_GTN_PLT_APPR_05_07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6: Edit application with Description over 255 characters</text:p>
          </table:table-cell>
          <table:table-cell table:style-name="ce171" office:value-type="string">
            <text:p>- Change current Description with over 255 characters</text:p>
            <text:p>- Click <text:span text:style-name="T7">Save</text:span></text:p>
          </table:table-cell>
          <table:table-cell table:style-name="ce171" office:value-type="string">
            <text:p>Show message alerts Description can not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FNC_GTN_PLT_APPR_05_07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7: Edit Display Name &amp; Description with valid values</text:p>
          </table:table-cell>
          <table:table-cell table:style-name="ce171" office:value-type="string">
            <text:p>- Change Display Name/Description with valid values</text:p>
            <text:p>- Click <text:span text:style-name="T7">Save</text:span></text:p>
          </table:table-cell>
          <table:table-cell table:style-name="ce171" office:value-type="string">
            <text:p>Changes are saved, application is displayed with new valu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FNC_GTN_PLT_APPR_05_08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FNC_GTN_PLT_APPR_05_08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The application is removed from applications list of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FNC_GTN_PLT_APPR_05_08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FNC_GTN_PLT_APPR_05_08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out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Cancel</text:span><text:span text:style-name="T19"> in confirm </text:span><text:span text:style-name="T19">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FNC_GTN_PLT_APPR_05_08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FNC_GTN_PLT_APPR_05_08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Select added application &amp; click Edit icon</text:p>
          </table:table-cell>
          <table:table-cell table:style-name="ce124" office:value-type="string">
            <text:p>Edit application form appear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FNC_GTN_PLT_APPR_05_08</text:p>
          </table:table-cell>
          <table:table-cell table:style-name="ce145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3: Delete application while it is being edited</text:p>
          </table:table-cell>
          <table:table-cell table:style-name="ce124" office:value-type="string">
            <text:p>Click <text:span text:style-name="T7">Delete</text:span> icon of editing application</text:p>
          </table:table-cell>
          <table:table-cell table:style-name="ce124" office:value-type="string">
            <text:p>Show message alerts this application is being used, can not do this action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FNC_GTN_PLT_APPR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41" office:value-type="string">
            <text:p>Step 1: Show Port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FNC_GTN_PLT_APPR_06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2: Show portlets list of <text:span text:style-name="T7">Local</text:span> category</text:p>
          </table:table-cell>
          <table:table-cell table:style-name="ce124" office:value-type="string">
            <text:p>Click on <text:span text:style-name="T7">Local</text:span></text:p>
          </table:table-cell>
          <table:table-cell table:style-name="ce124" office:value-type="string">
            <text:p>All portlets in this category are shown, Remote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FNC_GTN_PLT_APPR_06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3: Show portlets list of <text:span text:style-name="T7">Remote</text:span> category</text:p>
          </table:table-cell>
          <table:table-cell table:style-name="ce124" office:value-type="string">
            <text:p>Click on <text:span text:style-name="T7">Remote</text:span></text:p>
          </table:table-cell>
          <table:table-cell table:style-name="ce124" office:value-type="string">
            <text:p>All portlets in this category are shown, Local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FNC_GTN_PLT_APPR_06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41" office:value-type="string">
            <text:p>Step 1: Show Cover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FNC_GTN_PLT_APPR_06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2: Show portlets list</text:p>
          </table:table-cell>
          <table:table-cell table:style-name="ce124" office:value-type="string">
            <text:p>Select one category</text:p>
          </table:table-cell>
          <table:table-cell table:style-name="ce124" office:value-type="string">
            <text:p>All portlets in this category are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FNC_GTN_PLT_APPR_06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3: Show portlet's information</text:p>
          </table:table-cell>
          <table:table-cell table:style-name="ce124" office:value-type="string">
            <text:p>Select one portlet from list</text:p>
          </table:table-cell>
          <table:table-cell table:style-name="ce124" office:value-type="string">
            <text:p>Selected portlet's informations are displayed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FNC_GTN_PLT_APPR_07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showing gadget details information</text:p>
          </table:table-cell>
          <table:table-cell table:style-name="ce141" office:value-type="string">
            <text:p>Step 1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FNC_GTN_PLT_APPR_07_01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showing gadget details information</text:p>
          </table:table-cell>
          <table:table-cell table:style-name="ce102" office:value-type="string">
            <text:p>Step 2: Show details of a specific gadget</text:p>
          </table:table-cell>
          <table:table-cell table:style-name="ce124" office:value-type="string">
            <text:p>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FNC_GTN_PLT_APPR_07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</text:span><text:span text:style-name="T7">URL blank in </text:span></text:p>
            <text:p><text:span text:style-name="T7">Application Registry</text:span>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<text:span text:style-name="T19">Add a remote gadget with </text:span><text:span text:style-name="T19">URL blank in </text:span></text:p>
            <text:p><text:span text:style-name="T19">Application Registry</text:span>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Leave URL blank</text:p>
            <text:p>- Click <text:span text:style-name="T7">Add</text:span></text:p>
          </table:table-cell>
          <table:table-cell table:style-name="ce124" office:value-type="string">
            <text:p>Show message: “ The "URL" field is requir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valid URL 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 (http://www.labpixies.com/campaigns/maps/maps.xml) - Click Add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invalid URL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</text:span><text:span text:style-name="T26">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does not contain a valid URL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without URL of gadget's xml or RSS feed 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without URL of </text:span><text:span text:style-name="T26">gadget's 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 should enter a correct url of gadget's xml or RSS fe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existing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</text:span><text:span text:style-name="T26">existing in 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is existing, please select another one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95" office:value-type="string">
            <text:p>Add a remote gadget into category when gadget not belong to categories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4" office:value-type="string">
            <text:p>Selected gadget is added into selecting category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42">added into </text:span><text:span text:style-name="T42">category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2: Delete all category</text:p>
          </table:table-cell>
          <table:table-cell table:style-name="ce124" office:value-type="string">
            <text:p>- Select all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/>
          </table:table-cell>
          <table:table-cell table:style-name="ce184" office:value-type="string">
            <text:p>Show message alert There is no any category 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FNC_GTN_PLT_APPR_07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FNC_GTN_PLT_APPR_07_03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FNC_GTN_PLT_APPR_07_03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71" office:value-type="string">
            <text:p>Step 3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table:style-name="ce51" office:value-type="string">
            <text:p>FNC_GTN_PLT_APPR_07_03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51" office:value-type="string">
            <text:p>FNC_GTN_PLT_APPR_07_03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38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FNC_GTN_PLT_APPR_07_03</text:p>
          </table:table-cell>
          <table:table-cell table:style-name="ce145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3: Go to Categories form</text:p>
          </table:table-cell>
          <table:table-cell table:style-name="ce171" office:value-type="string">
            <text:p><text:span text:style-name="T26">- Select Categories</text:span></text:p>
            <text:p><text:span text:style-name="T26">- Click Auto Import in the top </text:span><text:span text:style-name="T26">right </text:span><text:span text:style-name="T26"><text:line-break/></text:span><text:span text:style-name="T26">- Click OK in confirm </text:span><text:span text:style-name="T26">message</text:span></text:p>
            <text:p><text:span text:style-name="T26">All portlets/gadgets in </text:span><text:span text:style-name="T26">different categories will be </text:span><text:span text:style-name="T26">imported and listed in left </text:span><text:span text:style-name="T26">pane.</text:span></text:p>
            <text:p><text:span text:style-name="T41"/></text:p>
          </table:table-cell>
          <table:table-cell table:style-name="ce171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FNC_GTN_PLT_APPR_07_03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4: Check remote gadget is saved to local repository</text:p>
          </table:table-cell>
          <table:table-cell table:style-name="ce171" office:value-type="string">
            <text:p>- Return to Categories tab and click import application</text:p>
            <text:p>- Choose gadget category</text:p>
          </table:table-cell>
          <table:table-cell table:style-name="ce171" office:value-type="string">
            <text:p>Display all gadget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1" office:value-type="string">
            <text:p>FNC_GTN_PLT_APPR_07_03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 ( URL of gadget 's xml or RSS feed)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FNC_GTN_PLT_APPR_07_03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51" office:value-type="string">
            <text:p>FNC_GTN_PLT_APPR_07_03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3: Add new same URL</text:p>
          </table:table-cell>
          <table:table-cell table:style-name="ce124" office:value-type="string">
            <text:p>- Input valid URL same with URL above</text:p>
            <text:p>- Click <text:span text:style-name="T7">Add</text:span></text:p>
          </table:table-cell>
          <table:table-cell table:style-name="ce124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 office:value-type="float" office:value="59">
            <text:p>059</text:p>
          </table:table-cell>
          <table:table-cell table:style-name="ce50" office:value-type="string">
            <text:p>FNC_GTN_PLT_APPR_07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02" office:value-type="string">
            <text:p>Step 1: Show form to add a gadget</text:p>
          </table:table-cell>
          <table:table-cell table:style-name="ce102" office:value-type="string">
            <text:p>Click <text:span text:style-name="T7">Create a new gadget</text:span></text:p>
          </table:table-cell>
          <table:table-cell table:style-name="ce102" office:value-type="string">
            <text:p>A form to input source is shown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3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by inputing valid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 office:value-type="float" office:value="60">
            <text:p>060</text:p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invalid source</text:p>
          </table:table-cell>
          <table:table-cell table:style-name="ce171" office:value-type="string">
            <text:p>Step 2: Add gadget with invalid source</text:p>
          </table:table-cell>
          <table:table-cell table:style-name="ce171" office:value-type="string">
            <text:p>- Input invalid content in Source</text:p>
            <text:p>- Click <text:span text:style-name="T7">Add</text:span></text:p>
          </table:table-cell>
          <table:table-cell table:style-name="ce171" office:value-type="string">
            <text:p>Show message alerts the source content is not vali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the Source field blank</text:p>
            <text:p>- Click <text:span text:style-name="T7">Save</text:span></text:p>
          </table:table-cell>
          <table:table-cell table:style-name="ce171" office:value-type="string">
            <text:p>Show message alerts the Source field can not be blank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5: Check gadget after added into category</text:p>
          </table:table-cell>
          <table:table-cell table:style-name="ce171" office:value-type="string">
            <text:p>- Choose categories tab</text:p>
            <text:p>- Select category is added gadget</text:p>
          </table:table-cell>
          <table:table-cell table:style-name="ce183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 office:value-type="float" office:value="63">
            <text:p>063</text:p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42">added into </text:span><text:span text:style-name="T42">category</text:span></text:p>
            <text:p><text:span text:style-name="T17"/>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 office:value-type="float" office:value="64">
            <text:p>064</text:p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nam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name field blank</text:p>
            <text:p>- Click <text:span text:style-name="T7">Save</text:span></text:p>
          </table:table-cell>
          <table:table-cell table:style-name="ce171" office:value-type="string">
            <text:p>Show message alerts The field "Name:" is required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 office:value-type="float" office:value="65">
            <text:p>065</text:p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special chars</text:p>
          </table:table-cell>
          <table:table-cell table:style-name="ce171" office:value-type="string">
            <text:p>Step 2: Add gadget with no source</text:p>
          </table:table-cell>
          <table:table-cell table:style-name="ce171" office:value-type="string">
            <text:p>- Input name start by special chars( @$@$)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 office:value-type="float" office:value="66">
            <text:p>066</text:p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number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start by number</text:p>
            <text:p>- Click <text:span text:style-name="T7">Save</text:span></text:p>
          </table:table-cell>
          <table:table-cell table:style-name="ce171" office:value-type="string">
            <text:p>Show message alerts The "Name:" field must start with a character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29" office:value-type="string">
            <text:p>Step 2: Add gadget</text:p>
          </table:table-cell>
          <table:table-cell table:style-name="ce124" office:value-type="string">
            <text:p><text:span text:style-name="T9">- Input value for Gadget </text:span><text:span text:style-name="T9">Name, </text:span></text:p>
            <text:p>- Click <text:span text:style-name="T7">Save</text:span></text:p>
          </table:table-cell>
          <table:table-cell table:style-name="ce129" office:value-type="string">
            <text:p>New gadget is added successfully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71" office:value-type="string">
            <text:p>Step 3: Add gadget is the same with existing</text:p>
          </table:table-cell>
          <table:table-cell table:style-name="ce171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1" office:value-type="string">
            <text:p>Show message alerts This name already exists, please enter a different name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 office:value-type="float" office:value="68">
            <text:p>068</text:p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space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 office:value-type="float" office:value="69">
            <text:p>069</text:p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70">
            <text:p>070</text:p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less than 2 or over 50 characters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less than 2 or over 50 characters</text:p>
            <text:p>- Click <text:span text:style-name="T7">Save</text:span></text:p>
          </table:table-cell>
          <table:table-cell table:style-name="ce171" office:value-type="string">
            <text:p>Show message alert The length of the text in field "Name:" must be between "2" and "50" characters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 office:value-type="float" office:value="71">
            <text:p>071</text:p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0" office:value-type="string">
            <text:p>FNC_GTN_PLT_APPR_07_04</text:p>
          </table:table-cell>
          <table:table-cell table:style-name="ce145" table:formula="oooc:=IF(VALUE(MID([.F212];6;FIND(&quot;:&quot;;[.F212];1)-FIND(&quot; &quot;;[.F212];1)-1))&gt;VALUE(MID([.F211];6;FIND(&quot;:&quot;;[.F211];1)-FIND(&quot; &quot;;[.F211];1)-1));[.C211];[.C211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02" office:value-type="string">
            <text:p>New gadget form is close and return to Gadget Management form.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0" office:value-type="string">
            <text:p>FNC_GTN_PLT_APPR_07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3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0" office:value-type="string">
            <text:p>FNC_GTN_PLT_APPR_07_05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0" office:value-type="string">
            <text:p>FNC_GTN_PLT_APPR_07_05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source content</text:p>
            <text:p>- Click <text:span text:style-name="T7">Save</text:span></text:p>
          </table:table-cell>
          <table:table-cell table:style-name="ce124" office:value-type="string">
            <text:p>Information of selected gadget is updat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0" office:value-type="string">
            <text:p>FNC_GTN_PLT_APPR_07_05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0" office:value-type="string">
            <text:p>FNC_GTN_PLT_APPR_07_05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0" office:value-type="string">
            <text:p>FNC_GTN_PLT_APPR_07_05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invalid content of gadget</text:p>
            <text:p>- Click <text:span text:style-name="T7">Save</text:span></text:p>
          </table:table-cell>
          <table:table-cell table:style-name="ce124" office:value-type="string">
            <text:p>Show message alert This source is invalid gadget specification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FNC_GTN_PLT_APPR_07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FNC_GTN_PLT_APPR_07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FNC_GTN_PLT_APPR_07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71" office:value-type="string">
            <text:p>Step 3: Check refresh information</text:p>
          </table:table-cell>
          <table:table-cell table:style-name="ce171" office:value-type="string">
            <text:p>- Select added gadget</text:p>
            <text:p>- Click Refresh information icon in the left pane</text:p>
          </table:table-cell>
          <table:table-cell table:style-name="ce171" office:value-type="string">
            <text:p>- The Information of this gadget is modified on server will be re-update from another o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 office:value-type="float" office:value="75">
            <text:p>075</text:p>
          </table:table-cell>
          <table:table-cell table:style-name="ce51" office:value-type="string">
            <text:p>FNC_GTN_PLT_APPR_07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FNC_GTN_PLT_APPR_07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source</text:p>
            <text:p>- Click <text:span text:style-name="T7">Add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51" office:value-type="string">
            <text:p>FNC_GTN_PLT_APPR_07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3: Show edit gadget form</text:p>
          </table:table-cell>
          <table:table-cell table:style-name="ce171" office:value-type="string">
            <text:p>- Click Edit Gadget icon in the left pane</text:p>
          </table:table-cell>
          <table:table-cell table:style-name="ce171" office:value-type="string">
            <text:p>- Information of current gadget is display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FNC_GTN_PLT_APPR_07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4: Edit gadget</text:p>
          </table:table-cell>
          <table:table-cell table:style-name="ce171" office:value-type="string">
            <text:p>- Change some value in source field</text:p>
            <text:p>- Click <text:span text:style-name="T7">Save</text:span></text:p>
          </table:table-cell>
          <table:table-cell table:style-name="ce171" office:value-type="string">
            <text:p>- Change is saved </text:p>
            <text:p>- Edited Gadget is display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51" office:value-type="string">
            <text:p>FNC_GTN_PLT_APPR_07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5: Check Refresh information</text:p>
          </table:table-cell>
          <table:table-cell table:style-name="ce171" office:value-type="string">
            <text:p>- Select edited gadget</text:p>
            <text:p>- Click Refresh information icon in the left pane</text:p>
          </table:table-cell>
          <table:table-cell table:style-name="ce171" office:value-type="string">
            <text:p>- All information will be update after chang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6">
            <text:p>076</text:p>
          </table:table-cell>
          <table:table-cell table:style-name="ce51" office:value-type="string">
            <text:p>FNC_GTN_PLT_APPR_07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51" office:value-type="string">
            <text:p>FNC_GTN_PLT_APPR_07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</text:span><text:span text:style-name="T19">corresponding to a gadget in </text:span><text:span text:style-name="T19">left pane</text:span></text:p>
            <text:p><text:span text:style-name="T19">- Click </text:span><text:span text:style-name="T7">OK</text:span></text:p>
          </table:table-cell>
          <table:table-cell table:style-name="ce171" office:value-type="string">
            <text:p>Gadget is remov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7">
            <text:p>077</text:p>
          </table:table-cell>
          <table:table-cell table:style-name="ce51" office:value-type="string">
            <text:p>FNC_GTN_PLT_APPR_07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FNC_GTN_PLT_APPR_07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out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</text:span><text:span text:style-name="T19">corresponding to a gadget in </text:span><text:span text:style-name="T19">left pane</text:span></text:p>
            <text:p><text:span text:style-name="T19">- Click </text:span><text:span text:style-name="T7">Cancel</text:span></text:p>
          </table:table-cell>
          <table:table-cell table:style-name="ce124" office:value-type="string">
            <text:p>That gadget is not removed from list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8">
            <text:p>078</text:p>
          </table:table-cell>
          <table:table-cell table:style-name="ce51" office:value-type="string">
            <text:p>FNC_GTN_PLT_APPR_07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4" office:value-type="string">
            <text:p>Step 1: Add new gadget</text:p>
          </table:table-cell>
          <table:table-cell table:style-name="ce124" office:value-type="string">
            <text:p>Add new gadget with valid values</text:p>
          </table:table-cell>
          <table:table-cell table:style-name="ce124" office:value-type="string">
            <text:p>New gadget is added successfully and displayed in the left pan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51" office:value-type="string">
            <text:p>FNC_GTN_PLT_APPR_07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2: Show form to edit gadget</text:p>
          </table:table-cell>
          <table:table-cell table:style-name="ce102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4" office:value-type="string">
            <text:p>Edit gadget form is shown: informations of selecting gadget are displayed in form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51" office:value-type="string">
            <text:p>FNC_GTN_PLT_APPR_07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3: Delete gadget by another user</text:p>
          </table:table-cell>
          <table:table-cell table:style-name="ce102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adget is deleted. They're disappeared from gadget list in left pane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51" office:value-type="string">
            <text:p>FNC_GTN_PLT_APPR_07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73" office:value-type="string">
            <text:p>Step 4: Check gadget which was deleted</text:p>
          </table:table-cell>
          <table:table-cell table:style-name="ce173" office:value-type="string">
            <text:p>- Return to user A</text:p>
            <text:p>- Select deleted gadget </text:p>
            <text:p>- Click Save button</text:p>
          </table:table-cell>
          <table:table-cell table:style-name="ce173" office:value-type="string">
            <text:p>Show message alert can not save changes to the gadget that no longer in databas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9">
            <text:p>079</text:p>
          </table:table-cell>
          <table:table-cell office:value-type="string">
            <text:p>FNC_GTN_PLT_APPR_1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Show Application portlet when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2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GTN_PLT_APPR_16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FNC_GTN_PLT_APPR_16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</text:span><text:span text:style-name="T16">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</text:span><text:span text:style-name="T43">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GTN_PLT_APPR_16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FNC_GTN_PLT_APPR_16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</text:span><text:span text:style-name="T43">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GTN_PLT_APPR_16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 office:value-type="float" office:value="80">
            <text:p>080</text:p>
          </table:table-cell>
          <table:table-cell office:value-type="string">
            <text:p>FNC_GTN_PLT_APPR_16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2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GTN_PLT_APPR_16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>
            <text:p/>
          </table:table-cell>
          <table:table-cell office:value-type="string">
            <text:p>FNC_GTN_PLT_APPR_16</text:p>
          </table:table-cell>
          <table:table-cell table:style-name="ce145" table:formula="oooc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</text:span><text:span text:style-name="T16">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2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office:value-type="string">
            <text:p>FNC_GTN_PLT_APPR_16</text:p>
          </table:table-cell>
          <table:table-cell table:style-name="ce145" table:formula="oooc:=IF(VALUE(MID([.F244];6;FIND(&quot;:&quot;;[.F244];1)-FIND(&quot; &quot;;[.F244];1)-1))&gt;VALUE(MID([.F243];6;FIND(&quot;:&quot;;[.F243];1)-FIND(&quot; &quot;;[.F243];1)-1));[.C243];[.C243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8" office:value-type="string">
            <text:p>- Click Abort icon on the top of the Page Editor composer</text:p>
          </table:table-cell>
          <table:table-cell table:style-name="ce177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2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office:value-type="string">
            <text:p>FNC_GTN_PLT_APPR_16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table:style-name="ce174" office:value-type="string">
            <text:p>Step 5: Check changes after Abort</text:p>
          </table:table-cell>
          <table:table-cell table:style-name="ce179" office:value-type="string">
            <text:p>Show form to edit portlet again</text:p>
          </table:table-cell>
          <table:table-cell table:style-name="ce179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17" table:visibility="filter" table:number-rows-repeated="317">
          <table:table-cell table:number-columns-repeated="9"/>
          <table:table-cell table:style-name="ce188" table:number-columns-repeated="6"/>
          <table:table-cell table:number-columns-repeated="241"/>
        </table:table-row>
        <table:table-row table:style-name="ro17" table:visibility="filter" table:number-rows-repeated="64973">
          <table:table-cell table:number-columns-repeated="256"/>
        </table:table-row>
        <table:table-row table:style-name="ro17" table:visibility="filter">
          <table:table-cell table:number-columns-repeated="256"/>
        </table:table-row>
      </table:table>
      <table:table table:name="Others" table:style-name="ta1" table:print="false">
        <office:forms form:automatic-focus="false" form:apply-design-mode="false"/>
        <table:table-column table:style-name="co10" table:default-cell-style-name="ce107"/>
        <table:table-column table:style-name="co34" table:default-cell-style-name="ce144"/>
        <table:table-column table:style-name="co35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39" table:default-cell-style-name="ce123"/>
        <table:table-column table:style-name="co40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View breadcumbs, Sitemap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8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FNC_GTN_PLT_OTHERS_08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199" office:value-type="string">
            <text:p>Check breadcrumbs portlet when select a page</text:p>
          </table:table-cell>
          <table:table-cell table:style-name="ce208" office:value-type="string">
            <text:p>Step 1: Check displaying path of selected page from navigation when is has no parent</text:p>
          </table:table-cell>
          <table:table-cell table:style-name="ce208" office:value-type="string">
            <text:p>Select page from page navigation (not child page)</text:p>
          </table:table-cell>
          <table:table-cell table:style-name="ce218" office:value-type="string">
            <text:p>The page name (display name) will be displayed in the breadcumb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FNC_GTN_PLT_OTHERS_08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8" office:value-type="string">
            <text:p>Step 2: Check displaying path of selected page from navigation when it is child page</text:p>
          </table:table-cell>
          <table:table-cell table:style-name="ce208" office:value-type="string">
            <text:p>Select page from page navigation that is child page</text:p>
          </table:table-cell>
          <table:table-cell table:style-name="ce142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FNC_GTN_PLT_OTHERS_08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9" office:value-type="string">
            <text:p>Step 3: Check link to a specific page from breadcumbs</text:p>
          </table:table-cell>
          <table:table-cell table:style-name="ce142" office:value-type="string">
            <text:p>Click on one name in page path in breadcumbs</text:p>
          </table:table-cell>
          <table:table-cell table:style-name="ce142" office:value-type="string">
            <text:p>That page is shown, the path in breadcumbs is shorte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6" office:value-type="string">
            <text:p>FNC_GTN_PLT_OTHERS_09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73" office:value-type="string">
            <text:p>Check Site map portlet</text:p>
          </table:table-cell>
          <table:table-cell table:style-name="ce208" office:value-type="string">
            <text:p>Step 1: Show site map page</text:p>
          </table:table-cell>
          <table:table-cell table:style-name="ce208" office:value-type="string">
            <text:p>Click Site map from navigation</text:p>
          </table:table-cell>
          <table:table-cell table:style-name="ce218" office:value-type="string">
            <text:p>Site map page is shown: There's a pane for each page on the first level &amp; its sub page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201" office:value-type="string">
            <text:p>Check Site map portlet</text:p>
          </table:table-cell>
          <table:table-cell table:style-name="ce209" office:value-type="string">
            <text:p>Step 2: Go to page by clicking on site map</text:p>
          </table:table-cell>
          <table:table-cell table:style-name="ce142" office:value-type="string">
            <text:p>Click on page name in site map</text:p>
          </table:table-cell>
          <table:table-cell table:style-name="ce142" office:value-type="string">
            <text:p>Selected page is show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74" office:value-type="string">
            <text:p>Check listing pages at the same level in Site map</text:p>
          </table:table-cell>
          <table:table-cell table:style-name="ce210" office:value-type="string">
            <text:p>Step 1: Create pages </text:p>
          </table:table-cell>
          <table:table-cell table:style-name="ce210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9" office:value-type="string">
            <text:p>Create pages successfully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22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202" office:value-type="string">
            <text:p>Check listing pages at the same level in Site map</text:p>
          </table:table-cell>
          <table:table-cell table:style-name="ce211" office:value-type="string">
            <text:p>Step 2: Show site map</text:p>
          </table:table-cell>
          <table:table-cell table:style-name="ce208" office:value-type="string">
            <text:p>Click Site map from navigation</text:p>
          </table:table-cell>
          <table:table-cell table:style-name="ce220" office:value-type="string">
            <text:p>- Pages at the same level are set the same align</text:p>
            <text:p>- Pages at different level are in the different alignment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76" office:value-type="string">
            <text:p>Check showing site map in different skins</text:p>
          </table:table-cell>
          <table:table-cell table:style-name="ce210" office:value-type="string">
            <text:p>Step 1: Show site map page</text:p>
          </table:table-cell>
          <table:table-cell table:style-name="ce208" office:value-type="string">
            <text:p>- Login by admin</text:p>
            <text:p>- Click Site map from navigation</text:p>
          </table:table-cell>
          <table:table-cell table:style-name="ce219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0" office:value-type="string">
            <text:p>Step 2: Show Change skin form</text:p>
          </table:table-cell>
          <table:table-cell table:style-name="ce215" office:value-type="string">
            <text:p>Go to <text:span text:style-name="T7">Exo Start/ Change </text:span><text:span text:style-name="T7">skin</text:span></text:p>
          </table:table-cell>
          <table:table-cell table:style-name="ce215" office:value-type="string">
            <text:p>- Change skin form is shown properly with existing skins in form</text:p>
            <text:p>- Allow user to change skin for portal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3: Change skin</text:p>
          </table:table-cell>
          <table:table-cell table:style-name="ce216" office:value-type="string">
            <text:p>Select another skin to display portal</text:p>
          </table:table-cell>
          <table:table-cell table:style-name="ce216" office:value-type="string">
            <text:p>Portal is displayed in new selected skin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4: Check site map in new skin</text:p>
          </table:table-cell>
          <table:table-cell table:style-name="ce208" office:value-type="string">
            <text:p>Click Site map from navigation</text:p>
          </table:table-cell>
          <table:table-cell table:style-name="ce216" office:value-type="string">
            <text:p>Site map is displayed in new selected skin properly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204" office:value-type="string">
            <text:p>Check showing when select to the page listed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 </text:p>
          </table:table-cell>
          <table:table-cell table:style-name="ce221" office:value-type="string">
            <text:p>Show site map page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213" office:value-type="string">
            <text:p>Step 2: Select to the page </text:p>
            <text:p>listed in site map</text:p>
          </table:table-cell>
          <table:table-cell table:style-name="ce217" office:value-type="string">
            <text:p>- Click on the page in site map</text:p>
          </table:table-cell>
          <table:table-cell table:style-name="ce21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Expand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Expand All site map</text:p>
          </table:table-cell>
          <table:table-cell table:style-name="ce213" office:value-type="string">
            <text:p>Step 2: Check displaying when </text:p>
            <text:p>click Expand All </text:p>
          </table:table-cell>
          <table:table-cell table:style-name="ce217" office:value-type="string">
            <text:p>- Click on Expand All on Site map</text:p>
          </table:table-cell>
          <table:table-cell table:style-name="ce221" office:value-type="string">
            <text:p>Pages instruction of current using portal is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Collapse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Collapse All site map</text:p>
          </table:table-cell>
          <table:table-cell table:style-name="ce213" office:value-type="string">
            <text:p>Step 2: Check displaying when </text:p>
            <text:p>click Collapse All </text:p>
          </table:table-cell>
          <table:table-cell table:style-name="ce217" office:value-type="string">
            <text:p>- Click on Collapse All on Site map</text:p>
          </table:table-cell>
          <table:table-cell table:style-name="ce221" office:value-type="string">
            <text:p>Pages instruction of current using portal don't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7" office:value-type="string">
            <text:p>FNC_GTN_PLT_OTHERS_17</text:p>
          </table:table-cell>
          <table:table-cell table:style-name="ce117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6" office:value-type="string">
            <text:p>Check showing in exo Star toolbar portlet</text:p>
          </table:table-cell>
          <table:table-cell table:style-name="ce214" office:value-type="string">
            <text:p>Step 1: check showing in exo Star toolbar portlet</text:p>
          </table:table-cell>
          <table:table-cell table:style-name="ce214" office:value-type="string">
            <text:p>- Log in by admin</text:p>
            <text:p>- On the top page, move mouse on <text:span text:style-name="T7">ExoStar</text:span></text:p>
          </table:table-cell>
          <table:table-cell table:style-name="ce214" office:value-type="string">
            <text:p>Show list all functions on <text:span text:style-name="T7">Exostar</text:span><text:span text:style-name="T19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</text:span><text:span text:style-name="T19">portal</text:span></text:p>
          </table:table-cell>
          <table:table-cell table:style-name="ce221" office:value-type="string">
            <text:p>Medium</text:p>
          </table:table-cell>
          <table:table-cell table:style-name="ce224" table:number-columns-repeated="8"/>
          <table:table-cell table:style-name="ce226" table:number-columns-repeated="239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7" office:value-type="string">
            <text:p>FNC_GTN_PLT_OTHERS_18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<text:s/>toolbar site portlet</text:p>
          </table:table-cell>
          <table:table-cell table:style-name="ce79" office:value-type="string">
            <text:p>Check showing User Toolbar Site portlet</text:p>
          </table:table-cell>
          <table:table-cell table:style-name="ce212" office:value-type="string">
            <text:p>Step 1: check showing User Site toolbar portlet</text:p>
          </table:table-cell>
          <table:table-cell table:style-name="ce212" office:value-type="string">
            <text:p>- Log in by admin</text:p>
            <text:p>- On the top page, move mouse on <text:span text:style-name="T7">Site</text:span></text:p>
          </table:table-cell>
          <table:table-cell table:style-name="ce212" office:value-type="string">
            <text:p><text:span text:style-name="T16">- Site</text:span>: contain list sites (portals) on the system 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7" office:value-type="string">
            <text:p>FNC_GTN_PLT_OTHERS_19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group portlet</text:p>
          </table:table-cell>
          <table:table-cell table:style-name="ce79" office:value-type="string">
            <text:p>Check showing User Toolbar Group portlet</text:p>
          </table:table-cell>
          <table:table-cell table:style-name="ce212" office:value-type="string">
            <text:p>Step 1: check showing User Group toolbar portlet</text:p>
          </table:table-cell>
          <table:table-cell table:style-name="ce212" office:value-type="string">
            <text:p>- Log in by admin</text:p>
            <text:p>- On the top page, move mouse on <text:span text:style-name="T7">Group</text:span></text:p>
          </table:table-cell>
          <table:table-cell table:style-name="ce212" office:value-type="string">
            <text:p><text:span text:style-name="T16">- Group</text:span>: contain list all pages of each groups which user is memb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7" office:value-type="string">
            <text:p>FNC_GTN_PLT_OTHERS_20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dashboard portlet</text:p>
          </table:table-cell>
          <table:table-cell table:style-name="ce79" office:value-type="string">
            <text:p>Check showing User Toolbar Dashboard portlet</text:p>
          </table:table-cell>
          <table:table-cell table:style-name="ce212" office:value-type="string">
            <text:p>Step 1: check showing User Dashboard toolbar portlet</text:p>
          </table:table-cell>
          <table:table-cell table:style-name="ce212" office:value-type="string">
            <text:p>- Log in by admin</text:p>
            <text:p>- On the top page, move mouse on <text:span text:style-name="T7">Dashboard</text:span></text:p>
          </table:table-cell>
          <table:table-cell table:style-name="ce212" office:value-type="string">
            <text:p>- Dashboard: display page of us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7" office:value-type="string">
            <text:p>FNC_GTN_PLT_OTHERS_21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site navigation</text:p>
          </table:table-cell>
          <table:table-cell table:style-name="ce207" office:value-type="string">
            <text:p>Check displaying Site navigation</text:p>
          </table:table-cell>
          <table:table-cell table:style-name="ce212" office:value-type="string">
            <text:p>Step 1: Check displaying Site Navigation</text:p>
          </table:table-cell>
          <table:table-cell table:style-name="ce212" office:value-type="string">
            <text:p>- Login by admin</text:p>
            <text:p>- Click on <text:span text:style-name="T16">Site</text:span> link</text:p>
          </table:table-cell>
          <table:table-cell table:style-name="ce212" office:value-type="string">
            <text:p>- Display Portal navigation page and user can add/delete portal, can edit layout, edit navigation, edit portal's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7" office:value-type="string">
            <text:p>FNC_GTN_PLT_OTHERS_22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group navigation</text:p>
          </table:table-cell>
          <table:table-cell table:style-name="ce207" office:value-type="string">
            <text:p>Check displaying Group navigation</text:p>
          </table:table-cell>
          <table:table-cell table:style-name="ce212" office:value-type="string">
            <text:p>Step 1: Check displaying Group Navigation</text:p>
          </table:table-cell>
          <table:table-cell table:style-name="ce212" office:value-type="string">
            <text:p>- Login by admin</text:p>
            <text:p>- Click on <text:span text:style-name="T16">Group</text:span> link</text:p>
          </table:table-cell>
          <table:table-cell table:style-name="ce212" office:value-type="string">
            <text:p>- Show all the the navigation of groups which have created and user can add/edit/delete navigation, edit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7" office:value-type="string">
            <text:p>FNC_GTN_PLT_OTHERS_23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navigation</text:p>
          </table:table-cell>
          <table:table-cell table:style-name="ce207" office:value-type="string">
            <text:p>Check displaying User Navigation</text:p>
          </table:table-cell>
          <table:table-cell table:style-name="ce212" office:value-type="string">
            <text:p>Step 1: Check displaying Dashboard Navigation</text:p>
          </table:table-cell>
          <table:table-cell table:style-name="ce212" office:value-type="string">
            <text:p>- Login by admin</text:p>
            <text:p>- Click on <text:span text:style-name="T16">Dashboard</text:span> link</text:p>
          </table:table-cell>
          <table:table-cell table:style-name="ce212" office:value-type="string">
            <text:p>Show sub-menu on dashboard. Can add/edit/delete tab, add gadget for tab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39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7" office:value-type="string">
            <text:p>FNC_GTN_PLT_OTHERS_24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admin toolbar portlet</text:p>
          </table:table-cell>
          <table:table-cell table:style-name="ce79" office:value-type="string">
            <text:p>Check showing in Admin toolbar portlet</text:p>
          </table:table-cell>
          <table:table-cell table:style-name="ce212" office:value-type="string">
            <text:p>Step 1: Check showing in Admin toolbar portlet</text:p>
          </table:table-cell>
          <table:table-cell table:style-name="ce212" office:value-type="string">
            <text:p><text:span text:style-name="T19">- Log in by admin</text:span></text:p>
            <text:p><text:span text:style-name="T19">- Click Site or group or </text:span><text:span text:style-name="T19">dashboard and move mouse </text:span><text:span text:style-name="T19">on </text:span><text:span text:style-name="T16">Site</text:span><text:span text:style-name="T19"> </text:span><text:span text:style-name="T7">editor or Group </text:span><text:span text:style-name="T7">editor or Dashboard editor</text:span><text:span text:style-name="T19"> </text:span><text:span text:style-name="T19">link</text:span></text:p>
          </table:table-cell>
          <table:table-cell table:style-name="ce212" office:value-type="string">
            <text:p>Show list all functions for <text:span text:style-name="T7">editor</text:span><text:span text:style-name="T19"> in menu form:</text:span></text:p>
            <text:p><text:span text:style-name="T19">- </text:span><text:span text:style-name="T7">Add new page: </text:span><text:span text:style-name="T19">user can </text:span><text:span text:style-name="T19">add new page by wizard</text:span></text:p>
            <text:p><text:span text:style-name="T7">- Edit page: </text:span><text:span text:style-name="T19">user can edit </text:span><text:span text:style-name="T19">current page</text:span><text:span text:style-name="T7"> </text:span></text:p>
            <text:p><text:span text:style-name="T7">- Edit site layout: </text:span><text:span text:style-name="T19">user can </text:span><text:span text:style-name="T19">edit layout </text:span></text:p>
            <text:p><text:span text:style-name="T44">When click</text:span></text:p>
            <text:p><text:span text:style-name="T37">- Site editor: can add/edit </text:span><text:span text:style-name="T37">page and edit layout of </text:span><text:span text:style-name="T37">portal</text:span></text:p>
            <text:p><text:span text:style-name="T37">- Group editor:can add/edit </text:span><text:span text:style-name="T37">page and edit layout of <text:s/></text:span><text:span text:style-name="T37">group</text:span></text:p>
            <text:p><text:span text:style-name="T37">- Dashboard editor: can add/</text:span><text:span text:style-name="T37">edit page and edit layout of </text:span><text:span text:style-name="T37">user</text:span></text:p>
          </table:table-cell>
          <table:table-cell table:style-name="ce22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7" table:visibility="filter" table:number-rows-repeated="6">
          <table:table-cell table:style-name="ce110"/>
          <table:table-cell table:number-columns-repeated="2"/>
          <table:table-cell table:style-name="ce198"/>
          <table:table-cell table:style-name="ce76"/>
          <table:table-cell table:style-name="ce212" table:number-columns-repeated="3"/>
          <table:table-cell table:number-columns-repeated="248"/>
        </table:table-row>
        <table:table-row table:style-name="ro17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40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7" table:visibility="filter" table:number-rows-repeated="2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7" table:visibility="filter" table:number-rows-repeated="22">
          <table:table-cell table:number-columns-repeated="3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7" table:visibility="filter" table:number-rows-repeated="21">
          <table:table-cell table:number-columns-repeated="5"/>
          <table:table-cell table:style-name="ce212" table:number-columns-repeated="3"/>
          <table:table-cell table:number-columns-repeated="248"/>
        </table:table-row>
        <table:table-row table:style-name="ro17" table:visibility="filter" table:number-rows-repeated="65451">
          <table:table-cell table:number-columns-repeated="256"/>
        </table:table-row>
        <table:table-row table:style-name="ro17" table:visibility="filter">
          <table:table-cell table:number-columns-repeated="256"/>
        </table:table-row>
      </table:table>
      <table:table table:name="Dashboard" table:style-name="ta1" table:print="false">
        <office:forms form:automatic-focus="false" form:apply-design-mode="false"/>
        <table:table-column table:style-name="co10" table:default-cell-style-name="ce107"/>
        <table:table-column table:style-name="co41" table:default-cell-style-name="ce144"/>
        <table:table-column table:style-name="co10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15" table:default-cell-style-name="ce123"/>
        <table:table-column table:style-name="co40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4];[.$K1])" office:value-type="float" office:value="0">
            <text:p>0</text:p>
          </table:table-cell>
          <table:table-cell table:style-name="ce133" table:formula="oooc:=COUNTIF([.M$7:.M$1014];[.$K1])" office:value-type="float" office:value="0">
            <text:p>0</text:p>
          </table:table-cell>
          <table:table-cell table:style-name="ce133" table:formula="oooc:=COUNTIF([.N$7:.N$1014];[.$K1])" office:value-type="float" office:value="0">
            <text:p>0</text:p>
          </table:table-cell>
          <table:table-cell table:style-name="ce133" table:formula="oooc:=COUNTIF([.O$7:.O$1014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4];[.$K2])" office:value-type="float" office:value="0">
            <text:p>0</text:p>
          </table:table-cell>
          <table:table-cell table:style-name="ce133" table:formula="oooc:=COUNTIF([.M$7:.M$1014];[.$K2])" office:value-type="float" office:value="0">
            <text:p>0</text:p>
          </table:table-cell>
          <table:table-cell table:style-name="ce133" table:formula="oooc:=COUNTIF([.N$7:.N$1014];[.$K2])" office:value-type="float" office:value="0">
            <text:p>0</text:p>
          </table:table-cell>
          <table:table-cell table:style-name="ce133" table:formula="oooc:=COUNTIF([.O$7:.O$1014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, drag &amp; Drop Gadget into Dashboard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4];[.$K3])" office:value-type="float" office:value="0">
            <text:p>0</text:p>
          </table:table-cell>
          <table:table-cell table:style-name="ce133" table:formula="oooc:=COUNTIF([.M$7:.M$1014];[.$K3])" office:value-type="float" office:value="0">
            <text:p>0</text:p>
          </table:table-cell>
          <table:table-cell table:style-name="ce133" table:formula="oooc:=COUNTIF([.N$7:.N$1014];[.$K3])" office:value-type="float" office:value="0">
            <text:p>0</text:p>
          </table:table-cell>
          <table:table-cell table:style-name="ce133" table:formula="oooc:=COUNTIF([.O$7:.O$1014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4];[.$K4])" office:value-type="float" office:value="0">
            <text:p>0</text:p>
          </table:table-cell>
          <table:table-cell table:style-name="ce133" table:formula="oooc:=COUNTIF([.M$7:.M$1014];[.$K4])" office:value-type="float" office:value="0">
            <text:p>0</text:p>
          </table:table-cell>
          <table:table-cell table:style-name="ce133" table:formula="oooc:=COUNTIF([.N$7:.N$1014];[.$K4])" office:value-type="float" office:value="0">
            <text:p>0</text:p>
          </table:table-cell>
          <table:table-cell table:style-name="ce133" table:formula="oooc:=COUNTIF([.O$7:.O$1014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8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14];[.$K5])" office:value-type="float" office:value="0">
            <text:p>0</text:p>
          </table:table-cell>
          <table:table-cell table:style-name="ce133" table:formula="oooc:=COUNTIF([.M$7:.M$1014];[.$K5])" office:value-type="float" office:value="0">
            <text:p>0</text:p>
          </table:table-cell>
          <table:table-cell table:style-name="ce133" table:formula="oooc:=COUNTIF([.N$7:.N$1014];[.$K5])" office:value-type="float" office:value="0">
            <text:p>0</text:p>
          </table:table-cell>
          <table:table-cell table:style-name="ce133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FNC_GTN_PLT_DASHBOARD_10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FNC_GTN_PLT_DASHBOARD_10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6" office:value-type="string">
            <text:p>FNC_GTN_PLT_DASHBOARD_11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6" office:value-type="string">
            <text:p>FNC_GTN_PLT_DASHBOARD_1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with all gadget default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24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FNC_GTN_PLT_DASHBOARD_1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6" office:value-type="string">
            <text:p>FNC_GTN_PLT_DASHBOARD_1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6" office:value-type="string">
            <text:p>- New gadget is added successfully into dashboard 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6" office:value-type="string">
            <text:p>FNC_GTN_PLT_DASHBOARD_1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6" office:value-type="string">
            <text:p>FNC_GTN_PLT_DASHBOARD_1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FNC_GTN_PLT_DASHBOARD_1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FNC_GTN_PLT_DASHBOARD_1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Leave URL bank</text:p>
            <text:p>- Click <text:span text:style-name="T7">Add Gadget</text:span></text:p>
          </table:table-cell>
          <table:table-cell table:style-name="ce216" office:value-type="string">
            <text:p>- Show message alerts text field is required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6" office:value-type="string">
            <text:p>FNC_GTN_PLT_DASHBOARD_1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6" office:value-type="string">
            <text:p>FNC_GTN_PLT_DASHBOARD_1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FNC_GTN_PLT_DASHBOARD_1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6" office:value-type="string">
            <text:p>FNC_GTN_PLT_DASHBOARD_1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6" office:value-type="string">
            <text:p>- Show message alerts The inputed url is invalid! Please enter a correct url of gadget's xml or RSS feed !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6" office:value-type="string">
            <text:p>FNC_GTN_PLT_DASHBOARD_1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6" office:value-type="string">
            <text:p>FNC_GTN_PLT_DASHBOARD_1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FNC_GTN_PLT_DASHBOARD_1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FNC_GTN_PLT_DASHBOARD_1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4" office:value-type="string">
            <text:p>- Show message alerts The url is invalid. Please enter a correct url of a gadget xml or of an RSS feed.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6" office:value-type="string">
            <text:p>FNC_GTN_PLT_DASHBOARD_12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73" office:value-type="string">
            <text:p>Drag &amp; drop gadget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FNC_GTN_PLT_DASHBOARD_1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6" office:value-type="string">
            <text:p>FNC_GTN_PLT_DASHBOARD_1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FNC_GTN_PLT_DASHBOARD_1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34" office:value-type="string">
            <text:p>Step 4: drag and drop portlet into space</text:p>
          </table:table-cell>
          <table:table-cell table:style-name="ce149" office:value-type="string">
            <text:p>Click Gadget in the left pane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6" office:value-type="string">
            <text:p>FNC_GTN_PLT_DASHBOARD_1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FNC_GTN_PLT_DASHBOARD_1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FNC_GTN_PLT_DASHBOARD_1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FNC_GTN_PLT_DASHBOARD_1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35" office:value-type="string">
            <text:p>Step 4: Change position of gadget</text:p>
          </table:table-cell>
          <table:table-cell table:style-name="ce222" office:value-type="string">
            <text:p>Select a gadget in Gadget Container in the right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6" office:value-type="string">
            <text:p>FNC_GTN_PLT_DASHBOARD_13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FNC_GTN_PLT_DASHBOARD_13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6" office:value-type="string">
            <text:p>FNC_GTN_PLT_DASHBOARD_1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27" office:value-type="string">
            <text:p>Add new tab for Dashboard</text:p>
          </table:table-cell>
          <table:table-cell table:style-name="ce127" office:value-type="string">
            <text:p>Step 3: Add new tab with valid value</text:p>
          </table:table-cell>
          <table:table-cell table:style-name="ce127" office:value-type="string">
            <text:p>- Click corresponding cross (+) icon on Tabbed Dashboard Portlet</text:p>
            <text:p>- Input name for new tab and click enter</text:p>
          </table:table-cell>
          <table:table-cell table:style-name="ce127" office:value-type="string">
            <text:p>- New tab is added for dashboard successfully</text:p>
          </table:table-cell>
          <table:table-cell table:style-name="ce143" office:value-type="string">
            <text:p>Medium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6" office:value-type="string">
            <text:p>FNC_GTN_PLT_DASHBOARD_1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6" office:value-type="string">
            <text:p>FNC_GTN_PLT_DASHBOARD_1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4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6" office:value-type="string">
            <text:p>FNC_GTN_PLT_DASHBOARD_1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27" office:value-type="string">
            <text:p>Step 3: Add new tab start with number</text:p>
          </table:table-cell>
          <table:table-cell table:style-name="ce12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2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6" office:value-type="string">
            <text:p>FNC_GTN_PLT_DASHBOARD_1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<text:span text:style-name="T11">Add new tab for </text:span><text:span text:style-name="T11">Dashboard starts with <text:s/></text:span><text:span text:style-name="T11">underscore, </text:span><text:span text:style-name="T12">dash</text:span><text:span text:style-name="T11"> and dot</text:span>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2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6" office:value-type="string">
            <text:p>FNC_GTN_PLT_DASHBOARD_1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<text:span text:style-name="T45">starts with <text:s/>underscore, </text:span><text:span text:style-name="T46">dash</text:span><text:span text:style-name="T45"> </text:span><text:span text:style-name="T45">and dot</text:span>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6" office:value-type="string">
            <text:p>FNC_GTN_PLT_DASHBOARD_1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<text:span text:style-name="T45">starts with <text:s/>underscore, </text:span><text:span text:style-name="T46">dash</text:span><text:span text:style-name="T45"> </text:span><text:span text:style-name="T45">and dot</text:span></text:p>
          </table:table-cell>
          <table:table-cell table:style-name="ce127" office:value-type="string">
            <text:p>Step 3: Add new tab start <text:span text:style-name="T45">with <text:s/>underscore, </text:span><text:span text:style-name="T46">dash</text:span><text:span text:style-name="T45"> and </text:span><text:span text:style-name="T45">dot</text:span></text:p>
          </table:table-cell>
          <table:table-cell table:style-name="ce127" office:value-type="string">
            <text:p>- Click corresponding cross (+) icon on Tabbed Dashboard Portlet</text:p>
            <text:p>- Input name for new tab start with <text:span text:style-name="T17">underscore, dash </text:span><text:span text:style-name="T17">and dot </text:span><text:s/>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6" office:value-type="string">
            <text:p>FNC_GTN_PLT_DASHBOARD_1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6" office:value-type="string">
            <text:p>FNC_GTN_PLT_DASHBOARD_1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6" office:value-type="string">
            <text:p>FNC_GTN_PLT_DASHBOARD_1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27" office:value-type="string">
            <text:p>Step 3: Add new tab contains special characters</text:p>
          </table:table-cell>
          <table:table-cell table:style-name="ce12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6" office:value-type="string">
            <text:p>FNC_GTN_PLT_DASHBOARD_1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9" office:value-type="string">
            <text:p><text:span text:style-name="T11">Add new tab for </text:span><text:span text:style-name="T11">Dashboard </text:span>when name over 50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6" office:value-type="string">
            <text:p>FNC_GTN_PLT_DASHBOARD_1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when name over 50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6" office:value-type="string">
            <text:p>FNC_GTN_PLT_DASHBOARD_1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27" office:value-type="string">
            <text:p>Step 3: Add new tab over 50 characters</text:p>
          </table:table-cell>
          <table:table-cell table:style-name="ce12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7" office:value-type="string">
            <text:p>- New tab is added for dashboard successfully and not exceed 50 characters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6" office:value-type="string">
            <text:p>FNC_GTN_PLT_DASHBOARD_1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84" office:value-type="string">
            <text:p>Add new tab for Dashboard includes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6" office:value-type="string">
            <text:p>FNC_GTN_PLT_DASHBOARD_1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6" office:value-type="string">
            <text:p>FNC_GTN_PLT_DASHBOARD_1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27" office:value-type="string">
            <text:p>Step 3: Add new tab includes some spaces</text:p>
          </table:table-cell>
          <table:table-cell table:style-name="ce12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7" office:value-type="string">
            <text:p>Show message alert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6" office:value-type="string">
            <text:p>FNC_GTN_PLT_DASHBOARD_14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27" office:value-type="string">
            <text:p>Edit tab for Dashboard with 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6" office:value-type="string">
            <text:p>FNC_GTN_PLT_DASHBOARD_14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6" office:value-type="string">
            <text:p>FNC_GTN_PLT_DASHBOARD_14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31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and click enter</text:p>
          </table:table-cell>
          <table:table-cell table:style-name="ce236" office:value-type="string">
            <text:p>Edit name for tab successfully. Tab is displayed <text:s/>with edited nam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6" office:value-type="string">
            <text:p>FNC_GTN_PLT_DASHBOARD_14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in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6" office:value-type="string">
            <text:p>FNC_GTN_PLT_DASHBOARD_14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6" office:value-type="string">
            <text:p>FNC_GTN_PLT_DASHBOARD_14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</text:span><text:span text:style-name="T45">and contain special </text:span><text:span text:style-name="T45">characters)</text:span>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6" office:value-type="string">
            <text:p>FNC_GTN_PLT_DASHBOARD_14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6" office:value-type="string">
            <text:p>FNC_GTN_PLT_DASHBOARD_14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6" office:value-type="string">
            <text:p>FNC_GTN_PLT_DASHBOARD_14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includes some space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6" office:value-type="string">
            <text:p>FNC_GTN_PLT_DASHBOARD_15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6" office:value-type="string">
            <text:p>FNC_GTN_PLT_DASHBOARD_15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6" office:value-type="string">
            <text:p>FNC_GTN_PLT_DASHBOARD_15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6" office:value-type="string">
            <text:p>Delete tab successfully, deleted tab disappears in Dashboard pag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6" office:value-type="string">
            <text:p>FNC_GTN_PLT_DASHBOARD_15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6" office:value-type="string">
            <text:p>FNC_GTN_PLT_DASHBOARD_15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6" office:value-type="string">
            <text:p>FNC_GTN_PLT_DASHBOARD_15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</text:span><text:span text:style-name="T47">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6" office:value-type="string">
            <text:p>FNC_GTN_PLT_DASHBOARD_15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he last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6" office:value-type="string">
            <text:p>FNC_GTN_PLT_DASHBOARD_15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6" office:value-type="string">
            <text:p>FNC_GTN_PLT_DASHBOARD_15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27" office:value-type="string">
            <text:p>Step 3: Delete the last tab for Dashboard</text:p>
          </table:table-cell>
          <table:table-cell table:style-name="ce12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29" office:value-type="string">
            <text:p>Show message alert Can not </text:p>
            <text:p>delete the last tab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17" table:number-rows-repeated="65467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42" table:default-cell-style-name="ce48"/>
        <table:table-column table:style-name="co43" table:default-cell-style-name="ce243"/>
        <table:table-column table:style-name="co44" table:default-cell-style-name="ce246"/>
        <table:table-column table:style-name="co45" table:default-cell-style-name="ce246"/>
        <table:table-column table:style-name="co46" table:default-cell-style-name="ce246"/>
        <table:table-column table:style-name="co10" table:default-cell-style-name="ce248"/>
        <table:table-column table:style-name="co10" table:number-columns-repeated="243" table:default-cell-style-name="ce250"/>
        <table:table-row table:style-name="ro12">
          <table:table-cell table:style-name="ce23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9"/>
          <table:covered-table-cell table:number-columns-repeated="4" table:style-name="ce2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table:style-name="ce240" office:value-type="string">
            <text:p>FNC_GTN_PLT_ACC_01</text:p>
          </table:table-cell>
          <table:table-cell office:value-type="string">
            <text:p>Account</text:p>
          </table:table-cell>
          <table:table-cell table:style-name="ce243" office:value-type="string">
            <text:p>Account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42">
          <table:table-cell table:style-name="ce50" office:value-type="string">
            <text:p>FNC_GTN_PLT_ORG_02_01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table:style-name="ce50" office:value-type="string">
            <text:p>FNC_GTN_PLT_ORG_02_02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FNC_GTN_PLT_ORG_02_03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FNC_GTN_PLT_ORG_02_04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FNC_GTN_PLT_ORG_03_01</text:p>
          </table:table-cell>
          <table:table-cell office:value-type="string">
            <text:p>Organization</text:p>
          </table:table-cell>
          <table:table-cell table:style-name="ce245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FNC_GTN_PLT_ORG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FNC_GTN_PLT_ORG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FNC_GTN_PLT_ORG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FNC_GTN_PLT_ORG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FNC_GTN_PLT_ORG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FNC_GTN_PLT_ORG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FNC_GTN_PLT_ORG_04_01</text:p>
          </table:table-cell>
          <table:table-cell office:value-type="string">
            <text:p>Organization</text:p>
          </table:table-cell>
          <table:table-cell table:style-name="ce245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FNC_GTN_PLT_ORG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FNC_GTN_PLT_ORG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FNC_GTN_PLT_ORG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FNC_GTN_PLT_APPR_05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4]=[.$A20])*([Application_Registry.A$5:Application_Registry.A$1034]&lt;&gt;&quot;&quot;))" office:value-type="float" office:value="18">
            <text:p>18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FNC_GTN_PLT_APPR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4]=[.$A21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FNC_GTN_PLT_APPR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4]=[.$A22])*([Application_Registry.A$5:Application_Registry.A$1034]&lt;&gt;&quot;&quot;))" office:value-type="float" office:value="7">
            <text:p>7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FNC_GTN_PLT_APPR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4]=[.$A23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FNC_GTN_PLT_APPR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4]=[.$A24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8">
          <table:table-cell table:style-name="ce50" office:value-type="string">
            <text:p>FNC_GTN_PLT_APPR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4]=[.$A25])*([Application_Registry.A$5:Application_Registry.A$1034]&lt;&gt;&quot;&quot;))" office:value-type="float" office:value="4">
            <text:p>4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FNC_GTN_PLT_APPR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4]=[.$A26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FNC_GTN_PLT_APPR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4]=[.$A27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table:style-name="ce51" office:value-type="string">
            <text:p>FNC_GTN_PLT_APPR_06</text:p>
          </table:table-cell>
          <table:table-cell office:value-type="string">
            <text:p>Application Registry</text:p>
          </table:table-cell>
          <table:table-cell table:style-name="ce245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4]=[.$A28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FNC_GTN_PLT_APPR_07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4]=[.$A29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FNC_GTN_PLT_APPR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4]=[.$A30])*([Application_Registry.A$5:Application_Registry.A$1034]&lt;&gt;&quot;&quot;))" office:value-type="float" office:value="8">
            <text:p>8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FNC_GTN_PLT_APPR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4]=[.$A31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8">
          <table:table-cell table:style-name="ce50" office:value-type="string">
            <text:p>FNC_GTN_PLT_APPR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4]=[.$A32])*([Application_Registry.A$5:Application_Registry.A$1034]&lt;&gt;&quot;&quot;))" office:value-type="float" office:value="13">
            <text:p>13</text:p>
          </table:table-cell>
          <table:table-cell table:number-columns-repeated="243"/>
        </table:table-row>
        <table:table-row table:style-name="ro8">
          <table:table-cell table:style-name="ce50" office:value-type="string">
            <text:p>FNC_GTN_PLT_APPR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4]=[.$A33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FNC_GTN_PLT_APPR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4]=[.$A34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FNC_GTN_PLT_APPR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4]=[.$A35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table:style-name="ce163" office:value-type="string">
            <text:p>FNC_GTN_PLT_APPR_16</text:p>
          </table:table-cell>
          <table:table-cell office:value-type="string">
            <text:p>Application Registry</text:p>
          </table:table-cell>
          <table:table-cell table:style-name="ce245" office:value-type="string">
            <text:p>Check or un-check Show import</text:p>
          </table:table-cell>
          <table:table-cell table:number-columns-repeated="2" office:value-type="string">
            <text:p>Check or un-check import application </text:p>
          </table:table-cell>
          <table:table-cell table:formula="oooc:=SUMPRODUCT(([Application_Registry.B$5:Application_Registry.B$1034]=[.$A36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40">
          <table:table-cell table:style-name="ce196" office:value-type="string">
            <text:p>FNC_GTN_PLT_OTHERS_08</text:p>
          </table:table-cell>
          <table:table-cell office:value-type="string">
            <text:p>Others</text:p>
          </table:table-cell>
          <table:table-cell table:style-name="ce24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table:style-name="ce196" office:value-type="string">
            <text:p>FNC_GTN_PLT_OTHERS_09</text:p>
          </table:table-cell>
          <table:table-cell office:value-type="string">
            <text:p>Others</text:p>
          </table:table-cell>
          <table:table-cell table:style-name="ce24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FNC_GTN_PLT_DASHBOARD_10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FNC_GTN_PLT_DASHBOARD_11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FNC_GTN_PLT_DASHBOARD_12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FNC_GTN_PLT_DASHBOARD_13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FNC_GTN_PLT_DASHBOARD_14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FNC_GTN_PLT_DASHBOARD_15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FNC_GTN_PLT_OTHERS_17</text:p>
          </table:table-cell>
          <table:table-cell office:value-type="string">
            <text:p>Others</text:p>
          </table:table-cell>
          <table:table-cell table:style-name="ce247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FNC_GTN_PLT_OTHERS_18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FNC_GTN_PLT_OTHERS_19</text:p>
          </table:table-cell>
          <table:table-cell office:value-type="string">
            <text:p>Others</text:p>
          </table:table-cell>
          <table:table-cell table:style-name="ce247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FNC_GTN_PLT_OTHERS_20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table:style-name="ce197" office:value-type="string">
            <text:p>FNC_GTN_PLT_OTHERS_21</text:p>
          </table:table-cell>
          <table:table-cell office:value-type="string">
            <text:p>Others</text:p>
          </table:table-cell>
          <table:table-cell table:style-name="ce247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table:style-name="ce197" office:value-type="string">
            <text:p>FNC_GTN_PLT_OTHERS_22</text:p>
          </table:table-cell>
          <table:table-cell office:value-type="string">
            <text:p>Others</text:p>
          </table:table-cell>
          <table:table-cell table:style-name="ce247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table:style-name="ce197" office:value-type="string">
            <text:p>FNC_GTN_PLT_OTHERS_23</text:p>
          </table:table-cell>
          <table:table-cell office:value-type="string">
            <text:p>Others</text:p>
          </table:table-cell>
          <table:table-cell table:style-name="ce247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FNC_GTN_PLT_OTHERS_24</text:p>
          </table:table-cell>
          <table:table-cell office:value-type="string">
            <text:p>Others</text:p>
          </table:table-cell>
          <table:table-cell table:style-name="ce247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table:style-name="ce139" office:value-type="string">
            <text:p>FNC_GTN_PLT_ACR_25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table:style-name="ce139" office:value-type="string">
            <text:p>FNC_GTN_PLT_ACR_26</text:p>
          </table:table-cell>
          <table:table-cell office:value-type="string">
            <text:p>Account register</text:p>
          </table:table-cell>
          <table:table-cell table:style-name="ce244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1" office:value-type="string" table:number-columns-spanned="5" table:number-rows-spanned="1">
            <text:p>Total</text:p>
          </table:table-cell>
          <table:covered-table-cell table:number-columns-repeated="4" table:style-name="ce99"/>
          <table:table-cell table:style-name="ce249" table:formula="oooc:=SUM([.F4:.F54])" office:value-type="float" office:value="260">
            <text:p>260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6:1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12-27T16:17:41</dc:date>
    <meta:editing-cycles>654</meta:editing-cycles>
    <meta:editing-duration>P12DT1H37M31S</meta:editing-duration>
    <meta:user-defined meta:name="Info 1"/>
    <meta:user-defined meta:name="Info 2"/>
    <meta:user-defined meta:name="Info 3"/>
    <meta:user-defined meta:name="Info 4"/>
    <meta:document-statistic meta:table-count="9" meta:cell-count="8182" meta:object-count="6"/>
  </office:meta>
</office:document-meta>
</file>